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svg:font-family="Time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color="#262626" fo:font-size="12pt" style:font-size-asian="12pt" style:font-size-complex="12pt"/>
    </style:style>
    <style:style style:name="P4" style:family="paragraph" style:parent-style-name="Title">
      <style:paragraph-properties fo:line-height="115%" fo:break-before="auto" fo:break-after="auto" style:writing-mode="lr-tb"/>
    </style:style>
    <style:style style:name="P5" style:family="paragraph" style:parent-style-name="Standard" style:list-style-name="LS1">
      <style:paragraph-properties fo:margin-top="0cm" fo:margin-bottom="0cm" style:contextual-spacing="false" fo:line-height="115%" fo:break-before="auto" fo:break-after="auto" style:writing-mode="lr-tb"/>
    </style:style>
    <style:style style:name="P6" style:family="paragraph" style:parent-style-name="Standard" style:list-style-name="LS2">
      <style:paragraph-properties fo:margin-top="0cm" fo:margin-bottom="0cm" style:contextual-spacing="false" fo:line-height="115%" fo:break-before="auto" fo:break-after="auto" style:writing-mode="lr-tb"/>
    </style:style>
    <style:style style:name="P7" style:family="paragraph" style:parent-style-name="Standard" style:list-style-name="LS3">
      <style:paragraph-properties fo:margin-top="0cm" fo:margin-bottom="0cm" style:contextual-spacing="false" fo:line-height="115%" fo:break-before="auto" fo:break-after="auto"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Heading_20_1">
      <style:paragraph-properties fo:line-height="115%" fo:break-before="auto" fo:break-after="auto" style:writing-mode="lr-tb"/>
    </style:style>
    <style:style style:name="P10" style:family="paragraph" style:parent-style-name="Heading_20_1">
      <style:paragraph-properties fo:line-height="115%" fo:break-before="page" style:writing-mode="lr-tb"/>
    </style:style>
    <style:style style:name="P11" style:family="paragraph" style:parent-style-name="Heading_20_1">
      <style:paragraph-properties fo:line-height="115%" style:writing-mode="lr-tb"/>
    </style:style>
    <style:style style:name="P12" style:family="paragraph" style:parent-style-name="Text_20_body">
      <style:paragraph-properties fo:margin-top="0cm" fo:margin-bottom="0cm" style:contextual-spacing="false" style:writing-mode="lr-tb"/>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style:style style:name="P13" style:family="paragraph" style:parent-style-name="Text_20_body">
      <style:paragraph-properties fo:line-height="115%" fo:break-before="page" style:writing-mode="lr-tb"/>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style:style style:name="P14" style:family="paragraph" style:parent-style-name="Heading_20_2">
      <style:paragraph-properties fo:line-height="115%" fo:break-before="auto" fo:break-after="auto" style:writing-mode="lr-tb"/>
    </style:style>
    <style:style style:name="P15" style:family="paragraph" style:parent-style-name="Heading_20_2">
      <style:paragraph-properties fo:margin-top="0cm" fo:margin-bottom="0cm" style:contextual-spacing="false" style:writing-mode="lr-tb"/>
      <style:text-properties fo:font-variant="normal" fo:text-transform="none" fo:color="#000000" style:text-line-through-style="none" style:font-name="Trebuchet MS" fo:font-size="11.1499996185303pt" fo:letter-spacing="normal" fo:font-style="normal" style:text-underline-style="none" fo:font-weight="bold" style:text-blinking="false" fo:background-color="transparent"/>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262626" fo:font-size="12pt" style:font-size-asian="12pt" style:font-size-complex="12pt"/>
    </style:style>
    <style:style style:name="T4" style:family="text">
      <style:text-properties fo:font-variant="normal" fo:text-transform="none" fo:color="#000000" style:text-line-through-style="none" style:font-name="Arial1" fo:font-size="9.80000019073486pt" fo:letter-spacing="normal" fo:font-style="normal" style:text-underline-style="none" fo:font-weight="normal" style:text-blinking="false"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w1e1gmoz91kr"/>Network traffic</text:h>
      <text:p text:style-name="P1">This chapter describes the observed network traffic between the ssh client, identity card application, ssh server and radius server on the Moonshot Pilot DVD.</text:p>
      <text:p text:style-name="P1"/>
      <text:p text:style-name="P1">The ssh client first sets up a TCP connection with the ssh server, after which they complete the SSH key exchange. Seemingly directly after the key exchange, the ssh client opens the moonshot identity card application in which the user selects an identity to “send”. At this point, either the identity card application or the ssh client itself, connects to the freeradius server and initiates an EAP-TTLS inner tunnel. Once the secure tunnel is set up, authentication against the radius server is performed and an Access-Accept is returned with a vendor-specific attribute containing a SAML assertion. This is used to finalize the authentication and the ssh server gives the user (in this case steve) the generic “moonshot” account on the server.</text:p>
      <text:p text:style-name="P1"/>
      <text:p text:style-name="P1">Application legend:</text:p>
      <text:p text:style-name="P1"><text:s text:c="4"/>[SSH] OpenSSH-Moonshot client</text:p>
      <text:p text:style-name="P1"><text:s text:c="4"/>[SSHD] OpenSSH-Moonshot server</text:p>
      <text:p text:style-name="P1"><text:s text:c="4"/>[IDC] Identity Cards application</text:p>
      <text:p text:style-name="P1"><text:s text:c="4"/>[RAD] FreeRADIUS server</text:p>
      <text:p text:style-name="P1">Step 1: TCP Handshack</text:p>
      <text:p text:style-name="P1"><text:s text:c="4"/>1. [SSH] sends SYN to [SSHD]</text:p>
      <text:p text:style-name="P1"><text:s text:c="4"/>2. [SSHD] sends SYN, ACK to [SSH]</text:p>
      <text:p text:style-name="P1"><text:s text:c="4"/>3. [SSH] sends ACK to [SSHD]</text:p>
      <text:p text:style-name="P1">Step 2: SSH Key Exchange</text:p>
      <text:p text:style-name="P1"><text:s text:c="4"/>1. [SSHD] sends SSH version identification (SSH-2.0-OpenSSH_5.9p1 Debian-5+moonshot1\x0d\x0a) to [SSH]</text:p>
      <text:p text:style-name="P1"><text:s text:c="4"/>2. [SSH] sends SSH version identification (SSH-2.0-OpenSSH_5.9p1 Debian-5+moonshot1\x0d\x0a) to [SSHD]</text:p>
      <text:p text:style-name="P1"><text:s text:c="4"/>3. [SSH] sends the "Client Key Exchange Init" message containing cookie and a list of all supported encryption and key exchange algorithms to [SSHD]</text:p>
      <text:p text:style-name="P1"><text:s text:c="4"/>4. [SSHD] sends the "Server Key Exchange Init" message containing cookie and a list of all supported encryption and key exchange algorithms to [SSH]</text:p>
      <text:p text:style-name="P1"><text:s text:c="4"/>5. [SSH] sends a message specifying that the "Diffie-Hellman" key exchange algorithm will be used to [SSHD]</text:p>
      <text:p text:style-name="P1"><text:s text:c="4"/>6. [SSHD] sends a "Server: New Keys" message containing key information to [SSH]</text:p>
      <text:p text:style-name="P1"><text:s text:c="4"/>7. [SSH] sends a "Client: New Keys" message containing only the message message code 0x15 (new keys) to [SSHD]</text:p>
      <text:p text:style-name="P1">Step 3: RADIUS authentication</text:p>
      <text:p text:style-name="P1"><text:s text:c="4"/>1. [IDC] Access-Request with AVPs to [RAD]:</text:p>
      <text:p text:style-name="P1"><text:s text:c="3"/><text:tab/> -User-Name="@&lt;realm&gt;" (@local in this case)</text:p>
      <text:p text:style-name="P1"><text:s text:c="3"/><text:tab/> -0x4a 0x06="host"</text:p>
      <text:p text:style-name="P1"><text:s text:c="3"/><text:tab/> -0x5a 0x08="&lt;hostname&gt;"</text:p>
      <text:p text:style-name="P1"><text:s text:c="3"/><text:tab/> -Eap-Message=EAP with type=identity</text:p>
      <text:p text:style-name="P1"><text:s text:c="3"/><text:tab/> -Message-Authenticator with its value</text:p>
      <text:p text:style-name="P1"><text:s text:c="4"/>2. [RAD] Access-Challange with aVPs to [IDC]</text:p>
      <text:p text:style-name="P1"><text:soft-page-break/><text:s text:c="3"/><text:tab/> -Eap-Message=EAP with type=EAP-TTLS with start bit set</text:p>
      <text:p text:style-name="P1"><text:s text:c="3"/><text:tab/> -Message-Authenticator=&lt;MA&gt;</text:p>
      <text:p text:style-name="P1"><text:s text:c="3"/><text:tab/> -State=&lt;state&gt;</text:p>
      <text:p text:style-name="P1"><text:s text:c="4"/>3.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EAP with type=EAP-TTLS</text:p>
      <text:p text:style-name="P1"><text:s text:c="3"/><text:tab/><text:tab/> -TLS Client Hello</text:p>
      <text:p text:style-name="P1"><text:s text:c="3"/><text:tab/> -State=&lt;state&gt;</text:p>
      <text:p text:style-name="P1"><text:s text:c="3"/><text:tab/> -Message-Authenticator=&lt;MA&gt;</text:p>
      <text:p text:style-name="P1"><text:s text:c="4"/>4. [RAD] Access-Challange with AVPs to [IDC]:</text:p>
      <text:p text:style-name="P1"><text:s text:c="3"/><text:tab/> -EAP-Message (consists of 4 AVPs with a total of 813 bytes)</text:p>
      <text:p text:style-name="P1"><text:s text:c="3"/><text:tab/><text:tab/> -Server Hello</text:p>
      <text:p text:style-name="P1"><text:s text:c="3"/><text:tab/><text:tab/><text:tab/> -gmt_unix_time</text:p>
      <text:p text:style-name="P1"><text:s text:c="3"/><text:tab/><text:tab/><text:tab/> -random_bytes</text:p>
      <text:p text:style-name="P1"><text:s text:c="3"/><text:tab/><text:tab/><text:tab/> -Cipher Suites=TLS_RSA_WITH_AES_128_CBC_SHA</text:p>
      <text:p text:style-name="P1"><text:s text:c="3"/><text:tab/><text:tab/> -Certificate</text:p>
      <text:p text:style-name="P1"><text:s text:c="3"/><text:tab/><text:tab/><text:tab/> -Containing the certificate</text:p>
      <text:p text:style-name="P1"><text:s text:c="3"/><text:tab/><text:tab/> -Server Hello Done</text:p>
      <text:p text:style-name="P1"><text:s text:c="3"/><text:tab/> -Message-Authenticator=&lt;MA&gt;</text:p>
      <text:p text:style-name="P1"><text:s text:c="3"/><text:tab/> -State=&lt;state&gt;</text:p>
      <text:p text:style-name="P1"><text:s text:c="4"/><text:tab/>5.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Client Key Exchange (RSA encrypted premaster)</text:p>
      <text:p text:style-name="P1"><text:s text:c="3"/><text:tab/><text:tab/> -Change Cipher Spec</text:p>
      <text:p text:style-name="P1"><text:s text:c="3"/><text:tab/><text:tab/> -Encrypted Handshake Message</text:p>
      <text:p text:style-name="P1"><text:s text:c="3"/><text:tab/> -State=&lt;state&gt;</text:p>
      <text:p text:style-name="P1"><text:s text:c="3"/><text:tab/> -Message-Authenticator=&lt;MA&gt;</text:p>
      <text:p text:style-name="P1"><text:s text:c="4"/>6. [RAD] Access-Challange with AVPs to [IDC]:</text:p>
      <text:p text:style-name="P1"><text:s text:c="3"/><text:tab/> -EAP-Message</text:p>
      <text:p text:style-name="P1"><text:s text:c="3"/><text:tab/><text:tab/> -Change Cipher Spec</text:p>
      <text:p text:style-name="P1"><text:s text:c="3"/><text:tab/><text:tab/> -Encrypted Handshake Message</text:p>
      <text:p text:style-name="P1"><text:s text:c="3"/><text:tab/> -Message-Authenticator=&lt;MA&gt;</text:p>
      <text:p text:style-name="P1"><text:s text:c="3"/><text:tab/> -State=&lt;state&gt;</text:p>
      <text:p text:style-name="P1"><text:s text:c="4"/>7.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oft-page-break/><text:s text:c="4"/>8. [RAD] Access-Challange with AVPs to [IDC]:</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9.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0. [RAD] Access-Challange with AVPs to [IDC]:</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1. [IDC] Access-Request with AVPs to [RAD]:</text:p>
      <text:p text:style-name="P1"><text:s text:c="3"/><text:tab/> -User-Name="@&lt;realm&gt;"</text:p>
      <text:p text:style-name="P1"><text:s text:c="3"/><text:tab/> -0x4a 0x06="host"</text:p>
      <text:p text:style-name="P1"><text:s text:c="3"/><text:tab/> -0x5a 0x08="&lt;hostname&gt;"</text:p>
      <text:p text:style-name="P1"><text:s text:c="3"/><text:tab/> -EAP-Message</text:p>
      <text:p text:style-name="P1"><text:s text:c="3"/><text:tab/><text:tab/> -Encrypted data</text:p>
      <text:p text:style-name="P1"><text:s text:c="3"/><text:tab/> -State=&lt;state&gt;</text:p>
      <text:p text:style-name="P1"><text:s text:c="3"/><text:tab/> -Message-Authenticator=&lt;MA&gt;</text:p>
      <text:p text:style-name="P1"><text:s text:c="4"/>12. [RAD] Access-Accept with AVPs to [IDC]:</text:p>
      <text:p text:style-name="P1"><text:s text:c="3"/><text:tab/> -User-Name="&lt;username&gt;@&lt;realm&gt;"</text:p>
      <text:p text:style-name="P1"><text:s text:c="3"/><text:tab/> -MS-MPPE-Recv-Key=&lt;key&gt;</text:p>
      <text:p text:style-name="P1"><text:s text:c="3"/><text:tab/> -MS-MPPE-Send-Key=&lt;key&gt;</text:p>
      <text:p text:style-name="P1"><text:s text:c="3"/><text:tab/> -EAP-Message</text:p>
      <text:p text:style-name="P1"><text:s text:c="3"/><text:tab/><text:tab/> -Success</text:p>
      <text:p text:style-name="P1"><text:s text:c="3"/><text:tab/> -Message-Authenticator=&lt;MA&gt;</text:p>
      <text:p text:style-name="P1"><text:s text:c="3"/><text:tab/> -Janet Custom Attribute</text:p>
      <text:p text:style-name="P1"><text:s text:c="3"/><text:tab/><text:tab/> -SAML assertion</text:p>
      <text:p text:style-name="P1"><text:s text:c="4"/><text:tab/></text:p>
      <text:h text:style-name="P9" text:outline-level="10"><text:bookmark text:name="h.cmr4nsylo8tf"/></text:h>
      <text:h text:style-name="P9" text:outline-level="10"><text:bookmark text:name="h.ftp8oivxye5o"/></text:h>
      <text:h text:style-name="P10" text:outline-level="10"><text:bookmark text:name="h.pcgayftvp51o"/><text:bookmark text:name="h.2y569gli0lp0"/>EAP/TTLS GSS</text:h>
      <text:p text:style-name="P1"/>
      <text:h text:style-name="P14" text:outline-level="10"><text:bookmark text:name="h.xq709loy8vtk"/>Scenario 1</text:h>
      <text:p text:style-name="P1">In this chapter we will describe how an connection is made using gss-server and gss-client according to the Janet online how-to (<text:a xlink:type="simple" xlink:href="https://community.ja.net/groups/moonshot/article/moonshot-pilot-release-1-dvd"><text:span text:style-name="T1">https</text:span></text:a><text:a xlink:type="simple" xlink:href="https://community.ja.net/groups/moonshot/article/moonshot-pilot-release-1-dvd"><text:span text:style-name="T1">://</text:span></text:a><text:a xlink:type="simple" xlink:href="https://community.ja.net/groups/moonshot/article/moonshot-pilot-release-1-dvd"><text:span text:style-name="T1">community</text:span></text:a><text:a xlink:type="simple" xlink:href="https://community.ja.net/groups/moonshot/article/moonshot-pilot-release-1-dvd"><text:span text:style-name="T1">.</text:span></text:a><text:a xlink:type="simple" xlink:href="https://community.ja.net/groups/moonshot/article/moonshot-pilot-release-1-dvd"><text:span text:style-name="T1">ja</text:span></text:a><text:a xlink:type="simple" xlink:href="https://community.ja.net/groups/moonshot/article/moonshot-pilot-release-1-dvd"><text:span text:style-name="T1">.</text:span></text:a><text:a xlink:type="simple" xlink:href="https://community.ja.net/groups/moonshot/article/moonshot-pilot-release-1-dvd"><text:span text:style-name="T1">net</text:span></text:a><text:a xlink:type="simple" xlink:href="https://community.ja.net/groups/moonshot/article/moonshot-pilot-release-1-dvd"><text:span text:style-name="T1">/</text:span></text:a><text:a xlink:type="simple" xlink:href="https://community.ja.net/groups/moonshot/article/moonshot-pilot-release-1-dvd"><text:span text:style-name="T1">groups</text:span></text:a><text:a xlink:type="simple" xlink:href="https://community.ja.net/groups/moonshot/article/moonshot-pilot-release-1-dvd"><text:span text:style-name="T1">/</text:span></text:a><text:a xlink:type="simple" xlink:href="https://community.ja.net/groups/moonshot/article/moonshot-pilot-release-1-dvd"><text:span text:style-name="T1">moonshot</text:span></text:a><text:a xlink:type="simple" xlink:href="https://community.ja.net/groups/moonshot/article/moonshot-pilot-release-1-dvd"><text:span text:style-name="T1">/</text:span></text:a><text:a xlink:type="simple" xlink:href="https://community.ja.net/groups/moonshot/article/moonshot-pilot-release-1-dvd"><text:span text:style-name="T1">article</text:span></text:a><text:a xlink:type="simple" xlink:href="https://community.ja.net/groups/moonshot/article/moonshot-pilot-release-1-dvd"><text:span text:style-name="T1">/</text:span></text:a><text:a xlink:type="simple" xlink:href="https://community.ja.net/groups/moonshot/article/moonshot-pilot-release-1-dvd"><text:span text:style-name="T1">moonshot</text:span></text:a><text:a xlink:type="simple" xlink:href="https://community.ja.net/groups/moonshot/article/moonshot-pilot-release-1-dvd"><text:span text:style-name="T1">-</text:span></text:a><text:a xlink:type="simple" xlink:href="https://community.ja.net/groups/moonshot/article/moonshot-pilot-release-1-dvd"><text:span text:style-name="T1">pilot</text:span></text:a><text:a xlink:type="simple" xlink:href="https://community.ja.net/groups/moonshot/article/moonshot-pilot-release-1-dvd"><text:span text:style-name="T1">-</text:span></text:a><text:a xlink:type="simple" xlink:href="https://community.ja.net/groups/moonshot/article/moonshot-pilot-release-1-dvd"><text:span text:style-name="T1">release</text:span></text:a><text:a xlink:type="simple" xlink:href="https://community.ja.net/groups/moonshot/article/moonshot-pilot-release-1-dvd"><text:span text:style-name="T1">-1-</text:span></text:a><text:a xlink:type="simple" xlink:href="https://community.ja.net/groups/moonshot/article/moonshot-pilot-release-1-dvd"><text:span text:style-name="T1">dvd</text:span></text:a>). We will check if this solution uses proven technologies like GSS and EAP-TTLS to make secure authentication possible.</text:p>
      <text:p text:style-name="P1"/>
      <text:p text:style-name="P1">Test scenario 1:</text:p>
      <text:p text:style-name="P1">Janet moonshot pilot DVD</text:p>
      <text:p text:style-name="P1"><text:tab/>Hostname: debian</text:p>
      <text:p text:style-name="P1"/>
      <text:p text:style-name="P1">Used commands:</text:p>
      <text:p text:style-name="P1">gss-server -verbose gss@debian (in pts/0)</text:p>
      <text:p text:style-name="P1">gss-client -mech ‘{1.3.6.1.5.5.15.1.1.18}’ debian gss@debian “message” (in pts/1)</text:p>
      <text:p text:style-name="P1">freeradius -X (in pts/2, freeradius must be halted if this isn’t the case you can execute /etc/init.d/freeradius stop)</text:p>
      <text:p text:style-name="P1"/>
      <text:p text:style-name="P1">Resulted output:</text:p>
      <text:p text:style-name="P1">pts/0:</text:p>
      <text:p text:style-name="P1">root@debian:~# gss-server -verbose gss@debian</text:p>
      <text:p text:style-name="P1">starting...</text:p>
      <text:p text:style-name="P1">reading token flags: 0 bytes read</text:p>
      <text:p text:style-name="P1">reading token flags: 0 bytes read</text:p>
      <text:p text:style-name="P1">reading token flags: 0 bytes read</text:p>
      <text:p text:style-name="P1">Received token (size=33): </text:p>
      <text:p text:style-name="P1">60 1f 06 09 2b 06 01 05 05 0f 01 01 12 06 01 00 </text:p>
      <text:p text:style-name="P1">00 00 02 00 00 00 0a 67 73 73 2f 64 65 62 69 61 </text:p>
      <text:p text:style-name="P1">6e </text:p>
      <text:p text:style-name="P1">Sending accept_sec_context token (size=46):</text:p>
      <text:p text:style-name="P1">60 2c 06 09 2b 06 01 05 05 0f 01 01 12 06 02 00 </text:p>
      <text:p text:style-name="P1">00 00 03 00 00 00 0a 67 73 73 2f 64 65 62 69 61 </text:p>
      <text:p text:style-name="P1">6e 80 00 00 05 00 00 00 05 01 00 00 05 01 </text:p>
      <text:p text:style-name="P1">continue needed...</text:p>
      <text:p text:style-name="P1">Received token (size=34): </text:p>
      <text:p text:style-name="P1">60 20 06 09 2b 06 01 05 05 0f 01 01 12 06 01 80 </text:p>
      <text:p text:style-name="P1">00 00 04 00 00 00 0b 02 00 00 0b 01 40 6c 6f 63 </text:p>
      <text:p text:style-name="P1">61 6c </text:p>
      <text:p text:style-name="P1">Sending accept_sec_context token (size=29):</text:p>
      <text:p text:style-name="P1">60 1b 06 09 2b 06 01 05 05 0f 01 01 12 06 02 80 </text:p>
      <text:p text:style-name="P1">00 00 05 00 00 00 06 01 01 00 06 15 20 </text:p>
      <text:p text:style-name="P1">continue needed...</text:p>
      <text:p text:style-name="P1"><text:soft-page-break/>Received token (size=85): </text:p>
      <text:p text:style-name="P1">60 53 06 09 2b 06 01 05 05 0f 01 01 12 06 01 80 </text:p>
      <text:p text:style-name="P1">00 00 04 00 00 00 3e 02 01 00 3e 15 00 16 03 01 </text:p>
      <text:p text:style-name="P1">00 33 01 00 00 2f 03 01 51 5c 9a e7 7a 45 e2 64 </text:p>
      <text:p text:style-name="P1">73 ac cf bb 03 f3 bf 12 15 a7 55 2b 5c 73 11 12 </text:p>
      <text:p text:style-name="P1">da 87 b5 e6 6f 62 d0 a5 00 00 08 00 2f 00 0a 00 </text:p>
      <text:p text:style-name="P1">05 00 04 01 00 </text:p>
      <text:p text:style-name="P1">Sending accept_sec_context token (size=830):</text:p>
      <text:p text:style-name="P1">60 82 03 3a 06 09 2b 06 01 05 05 0f 01 01 12 06 </text:p>
      <text:p text:style-name="P1">02 80 00 00 05 00 00 03 25 01 02 03 25 15 80 00 </text:p>
      <text:p text:style-name="P1">00 03 1b 16 03 01 00 2a 02 00 00 26 03 01 51 5c </text:p>
      <text:p text:style-name="P1">9a e7 3c b9 26 9c 67 3c c1 71 51 b5 ee ed ee 5e </text:p>
      <text:p text:style-name="P1">ae 31 fe e8 19 94 25 f6 ee 7b d6 f6 84 08 00 00 </text:p>
      <text:p text:style-name="P1">2f 00 16 03 01 02 de 0b 00 02 da 00 02 d7 00 02 </text:p>
      <text:p text:style-name="P1">d4 30 82 02 d0 30 82 01 b8 a0 03 02 01 02 02 09 </text:p>
      <text:p text:style-name="P1">00 fa 6d 53 3f 4d 87 a8 fb 30 0d 06 09 2a 86 48 </text:p>
      <text:p text:style-name="P1">86 f7 0d 01 01 05 05 00 30 20 31 1e 30 1c 06 03 </text:p>
      <text:p text:style-name="P1">55 04 03 13 15 6c 6f 63 61 6c 68 6f 73 74 2e 6c </text:p>
      <text:p text:style-name="P1">6f 63 61 6c 64 6f 6d 61 69 6e 30 1e 17 0d 31 33 </text:p>
      <text:p text:style-name="P1">30 33 30 37 32 32 33 38 35 33 5a 17 0d 32 33 30 </text:p>
      <text:p text:style-name="P1">33 30 35 32 32 33 38 35 33 5a 30 20 31 1e 30 1c </text:p>
      <text:p text:style-name="P1">06 03 55 04 03 13 15 6c 6f 63 61 6c 68 6f 73 74 </text:p>
      <text:p text:style-name="P1">2e 6c 6f 63 61 6c 64 6f 6d 61 69 6e 30 82 01 22 </text:p>
      <text:p text:style-name="P1">30 0d 06 09 2a 86 48 86 f7 0d 01 01 01 05 00 03 </text:p>
      <text:p text:style-name="P1">82 01 0f 00 30 82 01 0a 02 82 01 01 00 c0 d7 ef </text:p>
      <text:p text:style-name="P1">09 ef 97 1a df b2 f7 bb e7 36 eb 04 56 28 dd df </text:p>
      <text:p text:style-name="P1">be 91 47 75 37 ff d1 52 76 cc 50 5e 4b af f8 eb </text:p>
      <text:p text:style-name="P1">aa b6 aa 63 c8 6a f5 92 49 48 b0 97 29 45 63 21 </text:p>
      <text:p text:style-name="P1">4e 3e d9 8e 8a 37 b3 c3 a5 9c 4b 21 56 7a 86 5b </text:p>
      <text:p text:style-name="P1">f0 fb 59 c0 23 63 95 09 91 f8 86 e8 ad d9 12 33 </text:p>
      <text:p text:style-name="P1">9e c1 a6 b0 f8 33 8f 71 a1 8b d6 ee 8a 4e 94 8b </text:p>
      <text:p text:style-name="P1">c2 80 81 88 e3 a9 72 18 b6 8e 72 99 60 b0 8b 45 </text:p>
      <text:p text:style-name="P1">c6 8d ed 7f 91 f7 78 02 1a 90 9a ea 84 41 24 55 </text:p>
      <text:p text:style-name="P1">f3 06 9f ef cf 55 46 31 83 c6 45 d6 90 7b e6 e8 </text:p>
      <text:p text:style-name="P1">1e ad fb ee 7c d6 91 b3 f0 70 60 9c 22 7f 9c 8e </text:p>
      <text:p text:style-name="P1">d2 a0 6a 07 f3 28 4a 1b 57 1a 59 83 c0 d5 62 45 </text:p>
      <text:p text:style-name="P1">a0 d7 f7 b3 ad 5d e9 50 a2 af b6 6f 36 54 29 19 </text:p>
      <text:p text:style-name="P1">49 cf 55 8d f8 72 ed 66 20 a6 34 f0 01 ab f6 04 </text:p>
      <text:p text:style-name="P1">5a 3c 33 5b ed e1 60 2d 1b bd 7d dc 1f 5c b3 23 </text:p>
      <text:p text:style-name="P1">6c 0e 80 6d 8a 7c 82 d1 f0 a0 9c e0 8c cf 69 f0 </text:p>
      <text:p text:style-name="P1">cd d9 38 18 0e 51 1c ca 50 db cb b7 c9 02 03 01 </text:p>
      <text:p text:style-name="P1">00 01 a3 0d 30 0b 30 09 06 03 55 1d 13 04 02 30 </text:p>
      <text:p text:style-name="P1">00 30 0d 06 09 2a 86 48 86 f7 0d 01 01 05 05 00 </text:p>
      <text:p text:style-name="P1">03 82 01 01 00 5e b1 53 fb fc 94 23 9a 2b 5e eb </text:p>
      <text:p text:style-name="P1">80 38 49 48 b1 da 54 71 85 f5 8a 98 2f 10 ca c6 </text:p>
      <text:p text:style-name="P1">07 32 a8 12 23 82 0d ed 2c 8e 79 93 bd ef c5 16 </text:p>
      <text:p text:style-name="P1"><text:soft-page-break/>d4 cc 61 66 08 61 33 7a ac c9 38 90 7e c3 89 0f </text:p>
      <text:p text:style-name="P1">bd 59 57 20 1f 8f 6d 6e f2 46 34 72 d1 44 0f 24 </text:p>
      <text:p text:style-name="P1">08 32 af 8b 43 17 8e 38 66 b3 9f cb 79 be 79 2f </text:p>
      <text:p text:style-name="P1">96 41 e7 e1 47 8c da fc 48 de 51 0a 24 eb 52 01 </text:p>
      <text:p text:style-name="P1">9e f4 8b c4 9d c2 7c 50 67 f1 59 84 c7 57 35 9a </text:p>
      <text:p text:style-name="P1">c8 3c bc 19 9a 54 9b 70 b3 5c d9 17 4b e0 41 12 </text:p>
      <text:p text:style-name="P1">c4 1b da c8 d8 6a eb 5b da ee 29 65 5b a8 88 f9 </text:p>
      <text:p text:style-name="P1">d9 b7 63 47 1e 7d 14 3c bf 32 77 4b 18 2a 20 24 </text:p>
      <text:p text:style-name="P1">ea 95 6f 24 ef 3a 61 12 7d 1b 29 e2 8b b8 bf 8d </text:p>
      <text:p text:style-name="P1">a1 9c ca e5 4b 89 0d f9 63 9e 98 83 8b 2d f0 df </text:p>
      <text:p text:style-name="P1">71 9f 37 57 23 4a fc 0f 23 5f 13 1e 32 55 69 d6 </text:p>
      <text:p text:style-name="P1">1b 27 36 ec a6 35 fc f9 d2 1a 5e dc 04 9a 29 da </text:p>
      <text:p text:style-name="P1">25 90 8f c7 01 d8 04 40 97 0c 3f 7a 7c 7f 72 cb </text:p>
      <text:p text:style-name="P1">9f 62 f3 03 02 16 03 01 00 04 0e 00 00 00 </text:p>
      <text:p text:style-name="P1">continue needed...</text:p>
      <text:p text:style-name="P1">Received token (size=357): </text:p>
      <text:p text:style-name="P1">60 82 01 61 06 09 2b 06 01 05 05 0f 01 01 12 06 </text:p>
      <text:p text:style-name="P1">01 80 00 00 04 00 00 01 4c 02 02 01 4c 15 00 16 </text:p>
      <text:p text:style-name="P1">03 01 01 06 10 00 01 02 01 00 8b 1b 9b ff 9b d2 </text:p>
      <text:p text:style-name="P1">f0 9b a8 4c de de 62 4f 58 b3 03 ce 18 a6 6d 4b </text:p>
      <text:p text:style-name="P1">f6 c9 61 96 57 85 dd ee 48 a9 3f 6f aa d8 d4 73 </text:p>
      <text:p text:style-name="P1">32 d4 8a 3c cb fd 76 83 6d d7 ca 4d a7 7a 1d 3d </text:p>
      <text:p text:style-name="P1">fb 93 41 fe 95 f9 c8 82 47 e5 4c 0b cf 67 73 1d </text:p>
      <text:p text:style-name="P1">47 d5 0e 7f 41 88 f8 d3 91 53 01 33 6f 37 81 e3 </text:p>
      <text:p text:style-name="P1">5b 07 67 f3 56 e3 2f 0e e6 e6 c8 bb c3 51 90 65 </text:p>
      <text:p text:style-name="P1">ee 16 56 f2 d2 9f 18 11 83 26 9d 49 9b 60 dc 84 </text:p>
      <text:p text:style-name="P1">e1 e4 bd a5 0e 69 ae 92 e9 60 da 04 eb b0 f1 9d </text:p>
      <text:p text:style-name="P1">82 11 e9 d1 52 58 8c a3 7b d7 19 96 b5 a0 e1 ea </text:p>
      <text:p text:style-name="P1">55 29 27 a3 35 92 ad a1 54 84 0f d1 83 88 ba 23 </text:p>
      <text:p text:style-name="P1">c1 ae a4 a1 e9 9d b6 9f c5 d9 90 b5 c8 e4 4a 70 </text:p>
      <text:p text:style-name="P1">46 4b ed c4 9d 87 2a af a9 26 30 25 19 22 25 06 </text:p>
      <text:p text:style-name="P1">f0 06 66 b8 de f3 66 a0 78 31 c7 72 5f ae 5b 91 </text:p>
      <text:p text:style-name="P1">c5 ef b8 d0 a9 ea 76 e3 69 c9 7e e6 03 e3 8b 2e </text:p>
      <text:p text:style-name="P1">ec 2f 32 16 50 13 e2 94 d3 fd 4b a2 ee 9b ac 80 </text:p>
      <text:p text:style-name="P1">e0 d6 19 19 8d d0 46 e1 ab f9 14 03 01 00 01 01 </text:p>
      <text:p text:style-name="P1">16 03 01 00 30 29 72 8c 61 6a 94 5f 37 20 99 ef </text:p>
      <text:p text:style-name="P1">73 83 8c 81 6f d3 2e 87 73 3b 2e 59 d3 2d f8 8a </text:p>
      <text:p text:style-name="P1">84 9b ab b5 82 ee 72 9b 2f 2c 14 4b 9e d3 01 05 </text:p>
      <text:p text:style-name="P1">33 0d 25 22 20 </text:p>
      <text:p text:style-name="P1">Sending accept_sec_context token (size=92):</text:p>
      <text:p text:style-name="P1">60 5a 06 09 2b 06 01 05 05 0f 01 01 12 06 02 80 </text:p>
      <text:p text:style-name="P1">00 00 05 00 00 00 45 01 03 00 45 15 80 00 00 00 </text:p>
      <text:p text:style-name="P1">3b 14 03 01 00 01 01 16 03 01 00 30 2b 2d d9 e9 </text:p>
      <text:p text:style-name="P1">e8 5d e6 45 1c 1a 7a 53 d1 ce ee 41 10 40 c7 8c </text:p>
      <text:p text:style-name="P1">bf 0f f3 d6 d7 1b 1c 3d cf 11 af 43 15 86 e5 dc </text:p>
      <text:p text:style-name="P1">ad 75 2a 8f e6 d4 cd 12 b3 cb 1a 62 </text:p>
      <text:p text:style-name="P1"><text:soft-page-break/>continue needed...</text:p>
      <text:p text:style-name="P1">Received token (size=82): </text:p>
      <text:p text:style-name="P1">60 50 06 09 2b 06 01 05 05 0f 01 01 12 06 01 80 </text:p>
      <text:p text:style-name="P1">00 00 04 00 00 00 3b 02 03 00 3b 15 00 17 03 01 </text:p>
      <text:p text:style-name="P1">00 30 5e af 17 35 5b 2f 6d 9c 37 ea 44 ef 15 c0 </text:p>
      <text:p text:style-name="P1">2f 7e 2c d3 d3 24 74 d8 46 33 86 25 dd 76 79 49 </text:p>
      <text:p text:style-name="P1">4a 6e c4 f2 63 21 0a ee 86 64 fd ee dc 1e 2a 84 </text:p>
      <text:p text:style-name="P1">8d 53 </text:p>
      <text:p text:style-name="P1">Sending accept_sec_context token (size=118):</text:p>
      <text:p text:style-name="P1">60 74 06 09 2b 06 01 05 05 0f 01 01 12 06 02 80 </text:p>
      <text:p text:style-name="P1">00 00 05 00 00 00 5f 01 04 00 5f 15 80 00 00 00 </text:p>
      <text:p text:style-name="P1">55 17 03 01 00 50 ea a4 1d 0a 70 ed ee a7 b6 5b </text:p>
      <text:p text:style-name="P1">9c 09 19 d0 82 b8 84 b6 14 cb 39 6a 51 38 7c 3d </text:p>
      <text:p text:style-name="P1">b7 10 e3 72 de 89 a3 fd 07 e9 af c2 c3 a7 c7 c0 </text:p>
      <text:p text:style-name="P1">7c b5 c6 5a 30 1e f6 d1 6b f6 25 d8 7d 63 a9 3d </text:p>
      <text:p text:style-name="P1">69 ae d5 e1 54 fa b2 5f d5 7f 46 cf 03 f1 1f 33 </text:p>
      <text:p text:style-name="P1">9e b6 2c 98 7d 93 </text:p>
      <text:p text:style-name="P1">continue needed...</text:p>
      <text:p text:style-name="P1">Received token (size=147): </text:p>
      <text:p text:style-name="P1">60 81 90 06 09 2b 06 01 05 05 0f 01 01 12 06 01 </text:p>
      <text:p text:style-name="P1">80 00 00 04 00 00 00 7b 02 04 00 7b 15 00 17 03 </text:p>
      <text:p text:style-name="P1">01 00 70 ad 08 a5 07 8d ee 19 ff 08 fa d4 f0 31 </text:p>
      <text:p text:style-name="P1">3f b1 b1 a6 46 c7 94 69 29 34 0b e2 ab 9e a9 52 </text:p>
      <text:p text:style-name="P1">5b d5 b6 18 7f 11 18 09 97 37 99 5a d2 57 9c 63 </text:p>
      <text:p text:style-name="P1">02 07 a8 62 70 cf 66 96 a0 5f a1 3d 33 6e 7f 58 </text:p>
      <text:p text:style-name="P1">30 10 0d 74 c4 ab e3 cf c1 46 31 1b 6d da 3f 82 </text:p>
      <text:p text:style-name="P1">39 d6 8f e1 a1 2f bd 40 39 91 a9 82 54 2c eb be </text:p>
      <text:p text:style-name="P1">f3 ed 2a 7e 78 af 64 22 97 a5 73 6e c6 d4 1b a4 </text:p>
      <text:p text:style-name="P1">bd de 3e </text:p>
      <text:p text:style-name="P1">Sending accept_sec_context token (size=135):</text:p>
      <text:p text:style-name="P1">60 81 84 06 09 2b 06 01 05 05 0f 01 01 12 06 02 </text:p>
      <text:p text:style-name="P1">80 00 00 05 00 00 00 6f 01 05 00 6f 15 80 00 00 </text:p>
      <text:p text:style-name="P1">00 65 17 03 01 00 60 db af d0 c6 c5 63 ee 70 d0 </text:p>
      <text:p text:style-name="P1">eb aa 33 78 8e 96 86 58 2a a0 28 72 1c 6e 2c 15 </text:p>
      <text:p text:style-name="P1">a6 f5 58 8f 12 21 59 fd 5e 85 4e 80 e8 e1 dc d4 </text:p>
      <text:p text:style-name="P1">05 1a 69 8a 21 70 5a f1 68 88 d2 6a 76 75 0b 3c </text:p>
      <text:p text:style-name="P1">10 76 20 42 42 8b d8 d9 02 85 0a 88 68 93 6d a9 </text:p>
      <text:p text:style-name="P1">48 cc 69 9e cf b6 d3 41 90 4d 5c 9c 1e 3a 1e a0 </text:p>
      <text:p text:style-name="P1">d5 35 45 8d 09 c6 a0 </text:p>
      <text:p text:style-name="P1">continue needed...</text:p>
      <text:p text:style-name="P1">Received token (size=82): </text:p>
      <text:p text:style-name="P1">60 50 06 09 2b 06 01 05 05 0f 01 01 12 06 01 80 </text:p>
      <text:p text:style-name="P1">00 00 04 00 00 00 3b 02 05 00 3b 15 00 17 03 01 </text:p>
      <text:p text:style-name="P1">00 30 c5 a6 fa c3 c8 af 2e 35 d7 ec 7e 7c 35 76 </text:p>
      <text:p text:style-name="P1">a5 75 28 49 33 02 ab 99 71 18 ec f7 37 50 18 44 </text:p>
      <text:p text:style-name="P1">74 58 58 66 25 3a f1 12 d1 24 ae c6 c1 2d d8 fa </text:p>
      <text:p text:style-name="P1"><text:soft-page-break/>83 cf </text:p>
      <text:p text:style-name="P1">2013-04-03 23:11:03 WARN Shibboleth.Application : empty/missing cookieProps setting, set to "https" for SSL/TLS-only usage</text:p>
      <text:p text:style-name="P1">2013-04-03 23:11:03 WARN Shibboleth.Application : handlerSSL should be enabled for SSL/TLS-enabled web sites</text:p>
      <text:p text:style-name="P1">2013-04-03 23:11:03 WARN Shibboleth.Application : no MetadataProvider available, configure at least one for standard SSO usage</text:p>
      <text:p text:style-name="P1">2013-04-03 23:11:03 WARN Shibboleth.AttributeExtractor.XML : attribute mappings are reloadable; be sure to restart web server when adding new attribute IDs</text:p>
      <text:p text:style-name="P1">2013-04-03 23:11:03 WARN Shibboleth.AttributeFilter : removed value at position (0) of attribute (eppn) from (unknown source)</text:p>
      <text:p text:style-name="P1">2013-04-03 23:11:03 WARN Shibboleth.AttributeFilter : no values left, removing attribute (eppn) from (unknown source)</text:p>
      <text:p text:style-name="P1">Sending accept_sec_context token (size=27):</text:p>
      <text:p text:style-name="P1">60 19 06 09 2b 06 01 05 05 0f 01 01 12 06 02 80 </text:p>
      <text:p text:style-name="P1">00 00 05 00 00 00 04 03 05 00 04 </text:p>
      <text:p text:style-name="P1">continue needed...</text:p>
      <text:p text:style-name="P1">Received token (size=47): </text:p>
      <text:p text:style-name="P1">60 2d 06 09 2b 06 01 05 05 0f 01 01 12 06 01 00 </text:p>
      <text:p text:style-name="P1">00 00 0c 00 00 00 04 00 00 00 02 80 00 00 0d 00 </text:p>
      <text:p text:style-name="P1">00 00 0c cc 78 0a e0 cf b3 ae 2f d8 94 0a 88 </text:p>
      <text:p text:style-name="P1">Sending accept_sec_context token (size=53):</text:p>
      <text:p text:style-name="P1">60 33 06 09 2b 06 01 05 05 0f 01 01 12 06 02 00 </text:p>
      <text:p text:style-name="P1">00 00 03 00 00 00 0a 67 73 73 2f 64 65 62 69 61 </text:p>
      <text:p text:style-name="P1">6e 80 00 00 0e 00 00 00 0c bb 0a 82 db b9 2a d5 </text:p>
      <text:p text:style-name="P1">4e 2d 75 b1 56 </text:p>
      <text:p text:style-name="P1"/>
      <text:p text:style-name="P1">context flag: GSS_C_MUTUAL_FLAG</text:p>
      <text:p text:style-name="P1">context flag: GSS_C_REPLAY_FLAG</text:p>
      <text:p text:style-name="P1">context flag: GSS_C_SEQUENCE_FLAG</text:p>
      <text:p text:style-name="P1">context flag: GSS_C_CONF_FLAG </text:p>
      <text:p text:style-name="P1">context flag: GSS_C_INTEG_FLAG </text:p>
      <text:p text:style-name="P1">Accepted connection using mechanism OID { 1 3 6 1 5 5 15 1 1 18 }.</text:p>
      <text:p text:style-name="P1">Attribute urn:ietf:params:gss:radius-attribute 1 Authenticated Complete</text:p>
      <text:p text:style-name="P1"/>
      <text:p text:style-name="P1">steve@local</text:p>
      <text:p text:style-name="P1"/>
      <text:p text:style-name="P1">7374657665406c6f63616c</text:p>
      <text:p text:style-name="P1"/>
      <text:p text:style-name="P1">Attribute urn:ietf:params:gss:radius-attribute 79 Authenticated Complete</text:p>
      <text:p text:style-name="P1"/>
      <text:p text:style-name="P1"/>
      <text:p text:style-name="P1"/>
      <text:p text:style-name="P1">03050004</text:p>
      <text:p text:style-name="P1"/>
      <text:p text:style-name="P1">Attribute urn:ietf:params:gss:radius-attribute 80 Authenticated Complete</text:p>
      <text:p text:style-name="P1"><text:soft-page-break/></text:p>
      <text:p text:style-name="P1"/>
      <text:p text:style-name="P1"/>
      <text:p text:style-name="P1">1983980fd722a2d1ae6705ba40128f7f</text:p>
      <text:p text:style-name="P1"/>
      <text:p text:style-name="P1">Attribute urn:ietf:params:gss:federated-saml-assertion Authenticated Complete</text:p>
      <text:p text:style-name="P1"/>
      <text:p text:style-name="P1">&lt;saml:Assertion xmlns:saml="urn:oasis:names:tc:SAML:2.0:assertion" ID="foo" IssueInstant="2011-03-19T08:30:00Z" Version="2.0"&gt;&lt;saml:Issuer&gt;urn:mace:incommon:osu.edu&lt;/saml:Issuer&gt;&lt;saml:AttributeStatement&gt;&lt;saml:Attribute Name="urn:oid:1.3.6.1.4.1.5923.1.1.1.6" NameFormat="urn:oasis:names:tc:SAML:2.0:attrname-format:uri"&gt;&lt;saml:AttributeValue&gt;cantor.2@osu.edu&lt;/saml:AttributeValue&gt;&lt;/saml:Attribute&gt;&lt;saml:Attribute Name="urn:oid:1.3.6.1.4.1.5923.1.1.1.7" NameFormat="urn:oasis:names:tc:SAML:2.0:attrname-format:uri"&gt;&lt;saml:AttributeValue&gt;moonshot&lt;/saml:AttributeValue&gt;&lt;/saml:Attribute&gt;&lt;/saml:AttributeStatement&gt;&lt;/saml:Assertion&gt;</text:p>
      <text:p text:style-name="P1"/>
      <text:p text:style-name="P1">3c73616d6c3a417373657274696f6e20786d6c6e733a73616d6c3d2275726e3a</text:p>
      <text:p text:style-name="P1">6f617369733a6e616d65733a74633a53414d4c3a322e303a617373657274696f</text:p>
      <text:p text:style-name="P1">6e222049443d22666f6f22204973737565496e7374616e743d22323031312d30</text:p>
      <text:p text:style-name="P1">332d31395430383a33303a30305a222056657273696f6e3d22322e30223e3c73</text:p>
      <text:p text:style-name="P1">616d6c3a4973737565723e75726e3a6d6163653a696e636f6d6d6f6e3a6f7375</text:p>
      <text:p text:style-name="P1">2e6564753c2f73616d6c3a4973737565723e3c73616d6c3a4174747269627574</text:p>
      <text:p text:style-name="P1">6553746174656d656e743e3c73616d6c3a417474726962757465204e616d653d</text:p>
      <text:p text:style-name="P1">2275726e3a6f69643a312e332e362e312e342e312e353932332e312e312e312e</text:p>
      <text:p text:style-name="P1">3622204e616d65466f726d61743d2275726e3a6f617369733a6e616d65733a74</text:p>
      <text:p text:style-name="P1">633a53414d4c3a322e303a617474726e616d652d666f726d61743a757269223e</text:p>
      <text:p text:style-name="P1">3c73616d6c3a41747472696275746556616c75653e63616e746f722e32406f73</text:p>
      <text:p text:style-name="P1">752e6564753c2f73616d6c3a41747472696275746556616c75653e3c2f73616d</text:p>
      <text:p text:style-name="P1">6c3a4174747269627574653e3c73616d6c3a417474726962757465204e616d65</text:p>
      <text:p text:style-name="P1">3d2275726e3a6f69643a312e332e362e312e342e312e353932332e312e312e31</text:p>
      <text:p text:style-name="P1">2e3722204e616d65466f726d61743d2275726e3a6f617369733a6e616d65733a</text:p>
      <text:p text:style-name="P1">74633a53414d4c3a322e303a617474726e616d652d666f726d61743a75726922</text:p>
      <text:p text:style-name="P1">3e3c73616d6c3a41747472696275746556616c75653e6d6f6f6e73686f743c2f</text:p>
      <text:p text:style-name="P1">73616d6c3a41747472696275746556616c75653e3c2f73616d6c3a4174747269</text:p>
      <text:p text:style-name="P1">627574653e3c2f73616d6c3a41747472696275746553746174656d656e743e3c</text:p>
      <text:p text:style-name="P1">2f73616d6c3a417373657274696f6e3e</text:p>
      <text:p text:style-name="P1"/>
      <text:p text:style-name="P1">Attribute urn:ietf:params:gss:federated-saml-attribute urn:oasis:names:tc:SAML:2.0:attrname-format:uri urn:oid:1.3.6.1.4.1.5923.1.1.1.6 Authenticated Complete</text:p>
      <text:p text:style-name="P1"/>
      <text:p text:style-name="P1">cantor.2@osu.edu</text:p>
      <text:p text:style-name="P1"/>
      <text:p text:style-name="P1">63616e746f722e32406f73752e656475</text:p>
      <text:p text:style-name="P1"/>
      <text:p text:style-name="P1"><text:soft-page-break/>Attribute urn:ietf:params:gss:federated-saml-attribute urn:oasis:names:tc:SAML:2.0:attrname-format:uri urn:oid:1.3.6.1.4.1.5923.1.1.1.7 Authenticated Complete</text:p>
      <text:p text:style-name="P1"/>
      <text:p text:style-name="P1">moonshot</text:p>
      <text:p text:style-name="P1"/>
      <text:p text:style-name="P1">6d6f6f6e73686f74</text:p>
      <text:p text:style-name="P1"/>
      <text:p text:style-name="P1">Attribute local-login-user Authenticated Complete</text:p>
      <text:p text:style-name="P1"/>
      <text:p text:style-name="P1">moonshot</text:p>
      <text:p text:style-name="P1"/>
      <text:p text:style-name="P1">6d6f6f6e73686f74</text:p>
      <text:p text:style-name="P1"/>
      <text:p text:style-name="P1">localname: moonshot</text:p>
      <text:p text:style-name="P1">Accepted connection: "steve@local"</text:p>
      <text:p text:style-name="P1">Message token (flags=228):</text:p>
      <text:p text:style-name="P1">05 04 02 ff 00 00 00 00 00 00 00 00 00 00 00 00 </text:p>
      <text:p text:style-name="P1">18 0c 77 3e dd 1e 50 26 b7 b4 a3 75 7c 3a 0a 62 </text:p>
      <text:p text:style-name="P1">1a 7a a8 24 3c 2f 39 3f 26 bd af e3 8d ac 3e 95 </text:p>
      <text:p text:style-name="P1">94 3b 02 45 ca db 2b 22 bf 7f 1d 0d 4c 66 ae a1 </text:p>
      <text:p text:style-name="P1">18 38 dc </text:p>
      <text:p text:style-name="P1">Received message: "message"</text:p>
      <text:p text:style-name="P1">NOOP token</text:p>
      <text:p text:style-name="P1"/>
      <text:p text:style-name="P1">pts/1:</text:p>
      <text:p text:style-name="P1">user@debian:~$ gss-client -mech '{1.3.6.1.5.5.15.1.1.18}' debian gss@debian "message"</text:p>
      <text:p text:style-name="P1">Sending init_sec_context token (size=33)...continue needed...</text:p>
      <text:p text:style-name="P1">CTRL-EVENT-EAP-STARTED EAP authentication started</text:p>
      <text:p text:style-name="P1">Sending init_sec_context token (size=34)...continue needed...</text:p>
      <text:p text:style-name="P1">CTRL-EVENT-EAP-PROPOSED-METHOD vendor=0 method=21</text:p>
      <text:p text:style-name="P1">CTRL-EVENT-EAP-METHOD EAP vendor 0 method 21 (TTLS) selected</text:p>
      <text:p text:style-name="P1">Sending init_sec_context token (size=85)...continue needed...</text:p>
      <text:p text:style-name="P1">Sending init_sec_context token (size=357)...continue needed...</text:p>
      <text:p text:style-name="P1">Sending init_sec_context token (size=82)...continue needed...</text:p>
      <text:p text:style-name="P1">Sending init_sec_context token (size=147)...continue needed...</text:p>
      <text:p text:style-name="P1">EAP-MSCHAPV2: Authentication succeeded</text:p>
      <text:p text:style-name="P1">Sending init_sec_context token (size=82)...continue needed...</text:p>
      <text:p text:style-name="P1">CTRL-EVENT-EAP-SUCCESS EAP authentication completed successfully</text:p>
      <text:p text:style-name="P1">Sending init_sec_context token (size=47)...continue needed...</text:p>
      <text:p text:style-name="P1"/>
      <text:p text:style-name="P1">context flag: GSS_C_MUTUAL_FLAG</text:p>
      <text:p text:style-name="P1">context flag: GSS_C_REPLAY_FLAG</text:p>
      <text:p text:style-name="P1">context flag: GSS_C_SEQUENCE_FLAG</text:p>
      <text:p text:style-name="P1">context flag: GSS_C_CONF_FLAG</text:p>
      <text:p text:style-name="P1">context flag: GSS_C_INTEG_FLAG</text:p>
      <text:p text:style-name="P1">"steve@local" to "gss/debian", lifetime -1, flags 13e, locally initiated, open</text:p>
      <text:p text:style-name="P1"><text:soft-page-break/>Name type of source name is { 1 2 840 113554 1 2 1 1 }.</text:p>
      <text:p text:style-name="P1">Mechanism { 1 3 6 1 5 5 15 1 1 18 } supports 5 names</text:p>
      <text:p text:style-name="P1"><text:s text:c="2"/>0: { 1 2 840 113554 1 2 1 1 }</text:p>
      <text:p text:style-name="P1"><text:s text:c="2"/>1: { 1 2 840 113554 1 2 1 4 }</text:p>
      <text:p text:style-name="P1"><text:s text:c="2"/>2: { 1 3 6 1 5 6 4 }</text:p>
      <text:p text:style-name="P1"><text:s text:c="2"/>3: { 1 3 6 1 5 5 15 2 1 }</text:p>
      <text:p text:style-name="P1"><text:s text:c="2"/>4: { 1 3 6 1 5 6 3 }</text:p>
      <text:p text:style-name="P1">Signature verified. </text:p>
      <text:p text:style-name="P1"/>
      <text:p text:style-name="P1">pts/2:</text:p>
      <text:p text:style-name="P1">Some information in the beginning is omitted because it only loads configurations and modules.</text:p>
      <text:p text:style-name="P1"/>
      <text:p text:style-name="P1">Ready to process requests.</text:p>
      <text:p text:style-name="P1">rad_recv: Access-Request packet from host 127.0.0.1 port 50993, id=0, length=72</text:p>
      <text:p text:style-name="P1"><text:tab/>User-Name = "@local"</text:p>
      <text:p text:style-name="P1"><text:tab/>Attr-164 = 0x677373</text:p>
      <text:p text:style-name="P1"><text:tab/>Attr-165 = 0x64656269616e</text:p>
      <text:p text:style-name="P1"><text:tab/>EAP-Message = 0x0200000b01406c6f63616c</text:p>
      <text:p text:style-name="P1"><text:tab/>Message-Authenticator = 0x2f39437ea249714480431df489e8a975</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0 length 11</text:p>
      <text:p text:style-name="P1">[eap] No EAP Start, assuming it's an on-going EAP conversation</text:p>
      <text:p text:style-name="P1">++[eap] returns updated</text:p>
      <text:p text:style-name="P1">++[files] returns noop</text:p>
      <text:p text:style-name="P1">++[expiration] returns noop</text:p>
      <text:p text:style-name="P1">++[logintime] returns noop</text:p>
      <text:p text:style-name="P1">[pap] WARNING! No "known good" password found for the user. <text:s/>Authentication may fail because of this.</text:p>
      <text:p text:style-name="P1">++[pap] returns noop</text:p>
      <text:p text:style-name="P1">Found Auth-Type = EAP</text:p>
      <text:p text:style-name="P1"># Executing group from file /etc/freeradius/sites-enabled/default</text:p>
      <text:p text:style-name="P1">+- entering group authenticate {...}</text:p>
      <text:p text:style-name="P1">[eap] EAP Identity</text:p>
      <text:p text:style-name="P1">[eap] processing type tls</text:p>
      <text:p text:style-name="P1">[tls] Initiate</text:p>
      <text:p text:style-name="P1"><text:soft-page-break/>[tls] Start returned 1</text:p>
      <text:p text:style-name="P1">++[eap] returns handled</text:p>
      <text:p text:style-name="P1">Sending Access-Challenge of id 0 to 127.0.0.1 port 50993</text:p>
      <text:p text:style-name="P1"><text:tab/>EAP-Message = 0x010100061520</text:p>
      <text:p text:style-name="P1"><text:tab/>Message-Authenticator = 0x00000000000000000000000000000000</text:p>
      <text:p text:style-name="P1"><text:tab/>State = 0xdaa826a7daa9330c1c88d9b715c71e63</text:p>
      <text:p text:style-name="P1">Finished request 0.</text:p>
      <text:p text:style-name="P1">Going to the next request</text:p>
      <text:p text:style-name="P1">Waking up in 4.9 seconds.</text:p>
      <text:p text:style-name="P1">rad_recv: Access-Request packet from host 127.0.0.1 port 50993, id=0, length=141</text:p>
      <text:p text:style-name="P1">Cleaning up request 0 ID 0 with timestamp +175</text:p>
      <text:p text:style-name="P1"><text:tab/>User-Name = "@local"</text:p>
      <text:p text:style-name="P1"><text:tab/>Attr-164 = 0x677373</text:p>
      <text:p text:style-name="P1"><text:tab/>Attr-165 = 0x64656269616e</text:p>
      <text:p text:style-name="P1"><text:tab/>EAP-Message = 0x0201003e150016030100330100002f0301515c9ae77a45e26473accfbb03f3bf1215a7552b5c731112da87b5e66f62d0a5000008002f000a000500040100</text:p>
      <text:p text:style-name="P1"><text:tab/>State = 0xdaa826a7daa9330c1c88d9b715c71e63</text:p>
      <text:p text:style-name="P1"><text:tab/>Message-Authenticator = 0xaab6e4f157c06b7e4f5195d731b56cce</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1 length 62</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text:s text:c="4"/>(other): before/accept initialization</text:p>
      <text:p text:style-name="P1">[ttls] <text:s text:c="4"/>TLS_accept: before/accept initialization</text:p>
      <text:p text:style-name="P1"><text:soft-page-break/>[ttls] &lt;&lt;&lt; TLS 1.0 Handshake [length 0033], ClientHello <text:s/></text:p>
      <text:p text:style-name="P1">[ttls] <text:s text:c="4"/>TLS_accept: SSLv3 read client hello A</text:p>
      <text:p text:style-name="P1">[ttls] &gt;&gt;&gt; TLS 1.0 Handshake [length 002a], ServerHello <text:s/></text:p>
      <text:p text:style-name="P1">[ttls] <text:s text:c="4"/>TLS_accept: SSLv3 write server hello A</text:p>
      <text:p text:style-name="P1">[ttls] &gt;&gt;&gt; TLS 1.0 Handshake [length 02de], Certificate <text:s/></text:p>
      <text:p text:style-name="P1">[ttls] <text:s text:c="4"/>TLS_accept: SSLv3 write certificate A</text:p>
      <text:p text:style-name="P1">[ttls] &gt;&gt;&gt; TLS 1.0 Handshake [length 0004], ServerHelloDone <text:s/></text:p>
      <text:p text:style-name="P1">[ttls] <text:s text:c="4"/>TLS_accept: SSLv3 write server done A</text:p>
      <text:p text:style-name="P1">[ttls] <text:s text:c="4"/>TLS_accept: SSLv3 flush data</text:p>
      <text:p text:style-name="P1">[ttls] <text:s text:c="4"/>TLS_accept: Need to read more data: SSLv3 read client certificate A</text:p>
      <text:p text:style-name="P1">In SSL Handshake Phase </text:p>
      <text:p text:style-name="P1">In SSL Accept mode <text:s/></text:p>
      <text:p text:style-name="P1">[ttls] eaptls_process returned 13 </text:p>
      <text:p text:style-name="P1">++[eap] returns handled</text:p>
      <text:p text:style-name="P1">Sending Access-Challenge of id 0 to 127.0.0.1 port 50993</text:p>
      <text:p text:style-name="P1"><text:tab/>EAP-Message = 0x0102032515800000031b160301002a020000260301515c9ae73cb9269c673cc17151b5eeedee5eae31fee8199425f6ee7bd6f6840800002f0016030102de0b0002da0002d70002d4308202d0308201b8a003020102020900fa6d533f4d87a8fb300d06092a864886f70d01010505003020311e301c060355040313156c6f63616c686f73742e6c6f63616c646f6d61696e301e170d3133303330373232333835335a170d3233303330353232333835335a3020311e301c060355040313156c6f63616c686f73742e6c6f63616c646f6d61696e30820122300d06092a864886f70d01010105000382010f003082010a0282010100c0d7ef09ef971adfb2</text:p>
      <text:p text:style-name="P1"><text:tab/>EAP-Message = 0xf7bbe736eb045628dddfbe91477537ffd15276cc505e4baff8ebaab6aa63c86af5924948b097294563214e3ed98e8a37b3c3a59c4b21567a865bf0fb59c02363950991f886e8add912339ec1a6b0f8338f71a18bd6ee8a4e948bc2808188e3a97218b68e729960b08b45c68ded7f91f778021a909aea84412455f3069fefcf55463183c645d6907be6e81eadfbee7cd691b3f070609c227f9c8ed2a06a07f3284a1b571a5983c0d56245a0d7f7b3ad5de950a2afb66f3654291949cf558df872ed6620a634f001abf6045a3c335bede1602d1bbd7ddc1f5cb3236c0e806d8a7c82d1f0a09ce08ccf69f0cdd938180e511cca50dbcbb7c90203010001a3</text:p>
      <text:p text:style-name="P1"><text:tab/>EAP-Message = 0x0d300b30090603551d1304023000300d06092a864886f70d010105050003820101005eb153fbfc94239a2b5eeb80384948b1da547185f58a982f10cac60732a81223820ded2c8e7993bdefc516d4cc61660861337aacc938907ec3890fbd5957201f8f6d6ef2463472d1440f240832af8b43178e3866b39fcb79be792f9641e7e1478cdafc48de510a24eb52019ef48bc49dc27c5067f15984c757359ac83cbc199a549b70b35cd9174be04112c41bdac8d86aeb5bdaee29655ba888f9d9b763471e7d143cbf32774b182a2024ea956f24ef3a61127d1b29e28bb8bf8da19ccae54b890df9639e98838b2df0df719f3757234afc0f235f131e325569d6</text:p>
      <text:p text:style-name="P1"><text:tab/>EAP-Message = 0x1b2736eca635fcf9d21a5edc049a29da25908fc701d80440970c3f7a7c7f72cb9f62f3030216030100040e000000</text:p>
      <text:p text:style-name="P1"><text:tab/>Message-Authenticator = 0x00000000000000000000000000000000</text:p>
      <text:p text:style-name="P1"><text:tab/>State = 0xdaa826a7dbaa330c1c88d9b715c71e63</text:p>
      <text:p text:style-name="P1">Finished request 1.</text:p>
      <text:p text:style-name="P1">Going to the next request</text:p>
      <text:p text:style-name="P1"><text:soft-page-break/>Waking up in 4.9 seconds.</text:p>
      <text:p text:style-name="P1">rad_recv: Access-Request packet from host 127.0.0.1 port 50993, id=0, length=413</text:p>
      <text:p text:style-name="P1">Cleaning up request 1 ID 0 with timestamp +175</text:p>
      <text:p text:style-name="P1"><text:tab/>User-Name = "@local"</text:p>
      <text:p text:style-name="P1"><text:tab/>Attr-164 = 0x677373</text:p>
      <text:p text:style-name="P1"><text:tab/>Attr-165 = 0x64656269616e</text:p>
      <text:p text:style-name="P1"><text:tab/>EAP-Message = 0x0202014c150016030101061000010201008b1b9bff9bd2f09ba84cdede624f58b303ce18a66d4bf6c961965785ddee48a93f6faad8d47332d48a3ccbfd76836dd7ca4da77a1d3dfb9341fe95f9c88247e54c0bcf67731d47d50e7f4188f8d3915301336f3781e35b0767f356e32f0ee6e6c8bbc3519065ee1656f2d29f181183269d499b60dc84e1e4bda50e69ae92e960da04ebb0f19d8211e9d152588ca37bd71996b5a0e1ea552927a33592ada154840fd18388ba23c1aea4a1e99db69fc5d990b5c8e44a70464bedc49d872aafa926302519222506f00666b8def366a07831c7725fae5b91c5efb8d0a9ea76e369c97ee603e38b2eec2f32165013</text:p>
      <text:p text:style-name="P1"><text:tab/>EAP-Message = 0xe294d3fd4ba2ee9bac80e0d619198dd046e1abf9140301000101160301003029728c616a945f372099ef73838c816fd32e87733b2e59d32df88a849babb582ee729b2f2c144b9ed30105330d252220</text:p>
      <text:p text:style-name="P1"><text:tab/>State = 0xdaa826a7dbaa330c1c88d9b715c71e63</text:p>
      <text:p text:style-name="P1"><text:tab/>Message-Authenticator = 0x28f95b320e305a92ef49493d9a7ca59e</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2 length 253</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lt;&lt;&lt; TLS 1.0 Handshake [length 0106], ClientKeyExchange <text:s/></text:p>
      <text:p text:style-name="P1"><text:soft-page-break/>[ttls] <text:s text:c="4"/>TLS_accept: SSLv3 read client key exchange A</text:p>
      <text:p text:style-name="P1">[ttls] &lt;&lt;&lt; TLS 1.0 ChangeCipherSpec [length 0001] <text:s/></text:p>
      <text:p text:style-name="P1">[ttls] &lt;&lt;&lt; TLS 1.0 Handshake [length 0010], Finished <text:s/></text:p>
      <text:p text:style-name="P1">[ttls] <text:s text:c="4"/>TLS_accept: SSLv3 read finished A</text:p>
      <text:p text:style-name="P1">[ttls] &gt;&gt;&gt; TLS 1.0 ChangeCipherSpec [length 0001] <text:s/></text:p>
      <text:p text:style-name="P1">[ttls] <text:s text:c="4"/>TLS_accept: SSLv3 write change cipher spec A</text:p>
      <text:p text:style-name="P1">[ttls] &gt;&gt;&gt; TLS 1.0 Handshake [length 0010], Finished <text:s/></text:p>
      <text:p text:style-name="P1">[ttls] <text:s text:c="4"/>TLS_accept: SSLv3 write finished A</text:p>
      <text:p text:style-name="P1">[ttls] <text:s text:c="4"/>TLS_accept: SSLv3 flush data</text:p>
      <text:p text:style-name="P1">[ttls] <text:s text:c="4"/>(other): SSL negotiation finished successfully</text:p>
      <text:p text:style-name="P1">SSL Connection Established </text:p>
      <text:p text:style-name="P1">[ttls] eaptls_process returned 13 </text:p>
      <text:p text:style-name="P1">++[eap] returns handled</text:p>
      <text:p text:style-name="P1">Sending Access-Challenge of id 0 to 127.0.0.1 port 50993</text:p>
      <text:p text:style-name="P1"><text:tab/>EAP-Message = 0x0103004515800000003b14030100010116030100302b2dd9e9e85de6451c1a7a53d1ceee411040c78cbf0ff3d6d71b1c3dcf11af431586e5dcad752a8fe6d4cd12b3cb1a62</text:p>
      <text:p text:style-name="P1"><text:tab/>Message-Authenticator = 0x00000000000000000000000000000000</text:p>
      <text:p text:style-name="P1"><text:tab/>State = 0xdaa826a7d8ab330c1c88d9b715c71e63</text:p>
      <text:p text:style-name="P1">Finished request 2.</text:p>
      <text:p text:style-name="P1">Going to the next request</text:p>
      <text:p text:style-name="P1">Waking up in 4.9 seconds.</text:p>
      <text:p text:style-name="P1">rad_recv: Access-Request packet from host 127.0.0.1 port 50993, id=0, length=138</text:p>
      <text:p text:style-name="P1">Cleaning up request 2 ID 0 with timestamp +175</text:p>
      <text:p text:style-name="P1"><text:tab/>User-Name = "@local"</text:p>
      <text:p text:style-name="P1"><text:tab/>Attr-164 = 0x677373</text:p>
      <text:p text:style-name="P1"><text:tab/>Attr-165 = 0x64656269616e</text:p>
      <text:p text:style-name="P1"><text:tab/>EAP-Message = 0x0203003b150017030100305eaf17355b2f6d9c37ea44ef15c02f7e2cd3d32474d846338625dd7679494a6ec4f263210aee8664fdeedc1e2a848d53</text:p>
      <text:p text:style-name="P1"><text:tab/>State = 0xdaa826a7d8ab330c1c88d9b715c71e63</text:p>
      <text:p text:style-name="P1"><text:tab/>Message-Authenticator = 0x4f97d56aae2f68c6d93daf88c49b3ba4</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3 length 59</text:p>
      <text:p text:style-name="P1">[eap] Continuing tunnel setup.</text:p>
      <text:p text:style-name="P1"><text:soft-page-break/>++[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tab/>EAP-Message = 0x02000010017374657665406c6f63616c</text:p>
      <text:p text:style-name="P1"><text:tab/>FreeRADIUS-Proxied-To = 127.0.0.1</text:p>
      <text:p text:style-name="P1">[ttls] Got tunneled identity of steve@local</text:p>
      <text:p text:style-name="P1">[ttls] Setting default EAP type for tunneled EAP session.</text:p>
      <text:p text:style-name="P1">[ttls] Sending tunneled request</text:p>
      <text:p text:style-name="P1"><text:tab/>EAP-Message = 0x02000010017374657665406c6f63616c</text:p>
      <text:p text:style-name="P1"><text:tab/>FreeRADIUS-Proxied-To = 127.0.0.1</text:p>
      <text:p text:style-name="P1"><text:tab/>User-Name = "steve@local"</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eap] EAP packet type response id 0 length 16</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pap] WARNING: Auth-Type already set. <text:s/>Not setting to PAP</text:p>
      <text:p text:style-name="P1">++[pap] returns noop</text:p>
      <text:p text:style-name="P1">Found Auth-Type = EAP</text:p>
      <text:p text:style-name="P1"># Executing group from file /etc/freeradius/sites-enabled/inner-tunnel</text:p>
      <text:p text:style-name="P1">+- entering group authenticate {...}</text:p>
      <text:p text:style-name="P1"><text:soft-page-break/>[eap] EAP Identity</text:p>
      <text:p text:style-name="P1">[eap] processing type mschapv2</text:p>
      <text:p text:style-name="P1">rlm_eap_mschapv2: Issuing Challenge</text:p>
      <text:p text:style-name="P1">++[eap] returns handled</text:p>
      <text:p text:style-name="P1">} # server inner-tunnel</text:p>
      <text:p text:style-name="P1">[ttls] Got tunneled reply code 11</text:p>
      <text:p text:style-name="P1"><text:tab/>EAP-Message = 0x010100251a0101002010f45ff541d2777b64cad69e1f5c741dd77374657665406c6f63616c</text:p>
      <text:p text:style-name="P1"><text:tab/>Message-Authenticator = 0x00000000000000000000000000000000</text:p>
      <text:p text:style-name="P1"><text:tab/>State = 0x42e0e63342e1fcbfb3b798393b59f1fa</text:p>
      <text:p text:style-name="P1">[ttls] Got tunneled Access-Challenge</text:p>
      <text:p text:style-name="P1">++[eap] returns handled</text:p>
      <text:p text:style-name="P1">Sending Access-Challenge of id 0 to 127.0.0.1 port 50993</text:p>
      <text:p text:style-name="P1"><text:tab/>EAP-Message = 0x0104005f1580000000551703010050eaa41d0a70edeea7b65b9c0919d082b884b614cb396a51387c3db710e372de89a3fd07e9afc2c3a7c7c07cb5c65a301ef6d16bf625d87d63a93d69aed5e154fab25fd57f46cf03f11f339eb62c987d93</text:p>
      <text:p text:style-name="P1"><text:tab/>Message-Authenticator = 0x00000000000000000000000000000000</text:p>
      <text:p text:style-name="P1"><text:tab/>State = 0xdaa826a7d9ac330c1c88d9b715c71e63</text:p>
      <text:p text:style-name="P1">Finished request 3.</text:p>
      <text:p text:style-name="P1">Going to the next request</text:p>
      <text:p text:style-name="P1">Waking up in 4.9 seconds.</text:p>
      <text:p text:style-name="P1">rad_recv: Access-Request packet from host 127.0.0.1 port 50993, id=0, length=202</text:p>
      <text:p text:style-name="P1">Cleaning up request 3 ID 0 with timestamp +175</text:p>
      <text:p text:style-name="P1"><text:tab/>User-Name = "@local"</text:p>
      <text:p text:style-name="P1"><text:tab/>Attr-164 = 0x677373</text:p>
      <text:p text:style-name="P1"><text:tab/>Attr-165 = 0x64656269616e</text:p>
      <text:p text:style-name="P1"><text:tab/>EAP-Message = 0x0204007b15001703010070ad08a5078dee19ff08fad4f0313fb1b1a646c7946929340be2ab9ea9525bd5b6187f1118099737995ad2579c630207a86270cf6696a05fa13d336e7f5830100d74c4abe3cfc146311b6dda3f8239d68fe1a12fbd403991a982542cebbef3ed2a7e78af642297a5736ec6d41ba4bdde3e</text:p>
      <text:p text:style-name="P1"><text:tab/>State = 0xdaa826a7d9ac330c1c88d9b715c71e63</text:p>
      <text:p text:style-name="P1"><text:tab/>Message-Authenticator = 0x9e4b6300bb2594b50cebef3bb343ad23</text:p>
      <text:p text:style-name="P1"># Executing section authorize from file /etc/freeradius/sites-enabled/default</text:p>
      <text:p text:style-name="P1">+-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text:soft-page-break/>[eap] EAP packet type response id 4 length 123</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tab/>EAP-Message = 0x020100461a020100413199989e21adc4b4a807caa1b55054f3cd000000000000000085ab820cef865e745a1c809bbd96ef955dad57c2d6a9146f007374657665406c6f63616c</text:p>
      <text:p text:style-name="P1"><text:tab/>FreeRADIUS-Proxied-To = 127.0.0.1</text:p>
      <text:p text:style-name="P1">[ttls] Sending tunneled request</text:p>
      <text:p text:style-name="P1"><text:tab/>EAP-Message = 0x020100461a020100413199989e21adc4b4a807caa1b55054f3cd000000000000000085ab820cef865e745a1c809bbd96ef955dad57c2d6a9146f007374657665406c6f63616c</text:p>
      <text:p text:style-name="P1"><text:tab/>FreeRADIUS-Proxied-To = 127.0.0.1</text:p>
      <text:p text:style-name="P1"><text:tab/>User-Name = "steve@local"</text:p>
      <text:p text:style-name="P1"><text:tab/>State = 0x42e0e63342e1fcbfb3b798393b59f1fa</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eap] EAP packet type response id 1 length 70</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text:soft-page-break/>[pap] WARNING: Auth-Type already set. <text:s/>Not setting to PAP</text:p>
      <text:p text:style-name="P1">++[pap] returns noop</text:p>
      <text:p text:style-name="P1">Found Auth-Type = EAP</text:p>
      <text:p text:style-name="P1"># Executing group from file /etc/freeradius/sites-enabled/inner-tunnel</text:p>
      <text:p text:style-name="P1">+- entering group authenticate {...}</text:p>
      <text:p text:style-name="P1">[eap] Request found, released from the list</text:p>
      <text:p text:style-name="P1">[eap] EAP/mschapv2</text:p>
      <text:p text:style-name="P1">[eap] processing type mschapv2</text:p>
      <text:p text:style-name="P1">[mschapv2] # Executing group from file /etc/freeradius/sites-enabled/inner-tunnel</text:p>
      <text:p text:style-name="P1">[mschapv2] +- entering group MS-CHAP {...}</text:p>
      <text:p text:style-name="P1">[mschap] Creating challenge hash with username: steve@local</text:p>
      <text:p text:style-name="P1">[mschap] Told to do MS-CHAPv2 for steve@local with NT-Password</text:p>
      <text:p text:style-name="P1">[mschap] adding MS-CHAPv2 MPPE keys</text:p>
      <text:p text:style-name="P1">++[mschap] returns ok</text:p>
      <text:p text:style-name="P1">MSCHAP Success </text:p>
      <text:p text:style-name="P1">++[eap] returns handled</text:p>
      <text:p text:style-name="P1">} # server inner-tunnel</text:p>
      <text:p text:style-name="P1">[ttls] Got tunneled reply code 11</text:p>
      <text:p text:style-name="P1"><text:tab/>EAP-Message = 0x010200331a0301002e533d31444334463633453232303745394530454543464144363944384241413938463842453639353439</text:p>
      <text:p text:style-name="P1"><text:tab/>Message-Authenticator = 0x00000000000000000000000000000000</text:p>
      <text:p text:style-name="P1"><text:tab/>State = 0x42e0e63343e2fcbfb3b798393b59f1fa</text:p>
      <text:p text:style-name="P1">[ttls] Got tunneled Access-Challenge</text:p>
      <text:p text:style-name="P1">++[eap] returns handled</text:p>
      <text:p text:style-name="P1">Sending Access-Challenge of id 0 to 127.0.0.1 port 50993</text:p>
      <text:p text:style-name="P1"><text:tab/>EAP-Message = 0x0105006f1580000000651703010060dbafd0c6c563ee70d0ebaa33788e9686582aa028721c6e2c15a6f5588f122159fd5e854e80e8e1dcd4051a698a21705af16888d26a76750b3c10762042428bd8d902850a8868936da948cc699ecfb6d341904d5c9c1e3a1ea0d535458d09c6a0</text:p>
      <text:p text:style-name="P1"><text:tab/>Message-Authenticator = 0x00000000000000000000000000000000</text:p>
      <text:p text:style-name="P1"><text:tab/>State = 0xdaa826a7dead330c1c88d9b715c71e63</text:p>
      <text:p text:style-name="P1">Finished request 4.</text:p>
      <text:p text:style-name="P1">Going to the next request</text:p>
      <text:p text:style-name="P1">Waking up in 4.9 seconds.</text:p>
      <text:p text:style-name="P1">rad_recv: Access-Request packet from host 127.0.0.1 port 50993, id=0, length=138</text:p>
      <text:p text:style-name="P1">Cleaning up request 4 ID 0 with timestamp +175</text:p>
      <text:p text:style-name="P1"><text:tab/>User-Name = "@local"</text:p>
      <text:p text:style-name="P1"><text:tab/>Attr-164 = 0x677373</text:p>
      <text:p text:style-name="P1"><text:tab/>Attr-165 = 0x64656269616e</text:p>
      <text:p text:style-name="P1"><text:tab/>EAP-Message = 0x0205003b15001703010030c5a6fac3c8af2e35d7ec7e7c3576a57528493302ab997118ecf73750184474585866253af112d124aec6c12dd8fa83cf</text:p>
      <text:p text:style-name="P1"><text:tab/>State = 0xdaa826a7dead330c1c88d9b715c71e63</text:p>
      <text:p text:style-name="P1"><text:tab/>Message-Authenticator = 0x51b3ecc5b084be5d06a75fe81044e63f</text:p>
      <text:p text:style-name="P1"># Executing section authorize from file /etc/freeradius/sites-enabled/default</text:p>
      <text:p text:style-name="P1"><text:soft-page-break/>+- entering group authorize {...}</text:p>
      <text:p text:style-name="P1">++[preprocess] returns ok</text:p>
      <text:p text:style-name="P1">++[chap] returns noop</text:p>
      <text:p text:style-name="P1">++[mschap] returns noop</text:p>
      <text:p text:style-name="P1">++[digest] returns noop</text:p>
      <text:p text:style-name="P1">[suffix] Looking up realm "local" for User-Name = "@local"</text:p>
      <text:p text:style-name="P1">[suffix] Found realm "LOCAL"</text:p>
      <text:p text:style-name="P1">[suffix] Adding Stripped-User-Name = ""</text:p>
      <text:p text:style-name="P1">[suffix] Adding Realm = "LOCAL"</text:p>
      <text:p text:style-name="P1">[suffix] Authentication realm is LOCAL.</text:p>
      <text:p text:style-name="P1">++[suffix] returns ok</text:p>
      <text:p text:style-name="P1">[eap] EAP packet type response id 5 length 59</text:p>
      <text:p text:style-name="P1">[eap] Continuing tunnel setup.</text:p>
      <text:p text:style-name="P1">++[eap] returns ok</text:p>
      <text:p text:style-name="P1">Found Auth-Type = EAP</text:p>
      <text:p text:style-name="P1"># Executing group from file /etc/freeradius/sites-enabled/default</text:p>
      <text:p text:style-name="P1">+- entering group authenticate {...}</text:p>
      <text:p text:style-name="P1">[eap] Request found, released from the list</text:p>
      <text:p text:style-name="P1">[eap] EAP/ttls</text:p>
      <text:p text:style-name="P1">[eap] processing type ttls</text:p>
      <text:p text:style-name="P1">[ttls] Authenticate</text:p>
      <text:p text:style-name="P1">[ttls] processing EAP-TLS</text:p>
      <text:p text:style-name="P1">[ttls] eaptls_verify returned 7 </text:p>
      <text:p text:style-name="P1">[ttls] Done initial handshake</text:p>
      <text:p text:style-name="P1">[ttls] eaptls_process returned 7 </text:p>
      <text:p text:style-name="P1">[ttls] Session established. <text:s/>Proceeding to decode tunneled attributes.</text:p>
      <text:p text:style-name="P1">[ttls] Got tunneled request</text:p>
      <text:p text:style-name="P1"><text:tab/>EAP-Message = 0x020200061a03</text:p>
      <text:p text:style-name="P1"><text:tab/>FreeRADIUS-Proxied-To = 127.0.0.1</text:p>
      <text:p text:style-name="P1">[ttls] Sending tunneled request</text:p>
      <text:p text:style-name="P1"><text:tab/>EAP-Message = 0x020200061a03</text:p>
      <text:p text:style-name="P1"><text:tab/>FreeRADIUS-Proxied-To = 127.0.0.1</text:p>
      <text:p text:style-name="P1"><text:tab/>User-Name = "steve@local"</text:p>
      <text:p text:style-name="P1"><text:tab/>State = 0x42e0e63343e2fcbfb3b798393b59f1fa</text:p>
      <text:p text:style-name="P1">server inner-tunnel {</text:p>
      <text:p text:style-name="P1"># Executing section authorize from file /etc/freeradius/sites-enabled/inner-tunnel</text:p>
      <text:p text:style-name="P1">+- entering group authorize {...}</text:p>
      <text:p text:style-name="P1">++[chap] returns noop</text:p>
      <text:p text:style-name="P1">++[mschap] returns noop</text:p>
      <text:p text:style-name="P1">[suffix] Looking up realm "local" for User-Name = "steve@local"</text:p>
      <text:p text:style-name="P1">[suffix] Found realm "LOCAL"</text:p>
      <text:p text:style-name="P1">[suffix] Adding Stripped-User-Name = "steve"</text:p>
      <text:p text:style-name="P1">[suffix] Adding Realm = "LOCAL"</text:p>
      <text:p text:style-name="P1">[suffix] Authentication realm is LOCAL.</text:p>
      <text:p text:style-name="P1">++[suffix] returns ok</text:p>
      <text:p text:style-name="P1">++[control] returns ok</text:p>
      <text:p text:style-name="P1"><text:soft-page-break/>[eap] EAP packet type response id 2 length 6</text:p>
      <text:p text:style-name="P1">[eap] No EAP Start, assuming it's an on-going EAP conversation</text:p>
      <text:p text:style-name="P1">++[eap] returns updated</text:p>
      <text:p text:style-name="P1">[files] users: Matched entry steve at line 76</text:p>
      <text:p text:style-name="P1">++[files] returns ok</text:p>
      <text:p text:style-name="P1">++[expiration] returns noop</text:p>
      <text:p text:style-name="P1">++[logintime] returns noop</text:p>
      <text:p text:style-name="P1">[pap] WARNING: Auth-Type already set. <text:s/>Not setting to PAP</text:p>
      <text:p text:style-name="P1">++[pap] returns noop</text:p>
      <text:p text:style-name="P1">Found Auth-Type = EAP</text:p>
      <text:p text:style-name="P1"># Executing group from file /etc/freeradius/sites-enabled/inner-tunnel</text:p>
      <text:p text:style-name="P1">+- entering group authenticate {...}</text:p>
      <text:p text:style-name="P1">[eap] Request found, released from the list</text:p>
      <text:p text:style-name="P1">[eap] EAP/mschapv2</text:p>
      <text:p text:style-name="P1">[eap] processing type mschapv2</text:p>
      <text:p text:style-name="P1">[eap] Freeing handler</text:p>
      <text:p text:style-name="P1">++[eap] returns ok</text:p>
      <text:p text:style-name="P1"># Executing section post-auth from file /etc/freeradius/sites-enabled/inner-tunnel</text:p>
      <text:p text:style-name="P1">+- entering group post-auth {...}</text:p>
      <text:p text:style-name="P1"><text:tab/>expand: %{request:User-Name} -&gt; steve@local</text:p>
      <text:p text:style-name="P1">++[outer.reply] returns noop</text:p>
      <text:p text:style-name="P1">} # server inner-tunnel</text:p>
      <text:p text:style-name="P1">[ttls] Got tunneled reply code 2</text:p>
      <text:p text:style-name="P1"><text:tab/>MS-MPPE-Encryption-Policy = 0x00000001</text:p>
      <text:p text:style-name="P1"><text:tab/>MS-MPPE-Encryption-Types = 0x00000006</text:p>
      <text:p text:style-name="P1"><text:tab/>MS-MPPE-Send-Key = 0x0a022e5b366f9c6921b3af46ca97c899</text:p>
      <text:p text:style-name="P1"><text:tab/>MS-MPPE-Recv-Key = 0x5d9b835962c153b0a2cc14fea8cbbc46</text:p>
      <text:p text:style-name="P1"><text:tab/>EAP-Message = 0x03020004</text:p>
      <text:p text:style-name="P1"><text:tab/>Message-Authenticator = 0x00000000000000000000000000000000</text:p>
      <text:p text:style-name="P1"><text:tab/>User-Name = "steve"</text:p>
      <text:p text:style-name="P1">[ttls] Got tunneled Access-Accept</text:p>
      <text:p text:style-name="P1">[eap] Freeing handler</text:p>
      <text:p text:style-name="P1">rlm_eap_ttls: Freeing handler for user steve@local</text:p>
      <text:p text:style-name="P1">++[eap] returns ok</text:p>
      <text:p text:style-name="P1"># Executing section post-auth from file /etc/freeradius/sites-enabled/default</text:p>
      <text:p text:style-name="P1">+- entering group post-auth {...}</text:p>
      <text:p text:style-name="P1">++[exec] returns noop</text:p>
      <text:p text:style-name="P1">++[reply] returns noop</text:p>
      <text:p text:style-name="P1">Sending Access-Accept of id 0 to 127.0.0.1 port 50993</text:p>
      <text:p text:style-name="P1"><text:tab/>User-Name = "steve@local"</text:p>
      <text:p text:style-name="P1"><text:tab/>MS-MPPE-Recv-Key = 0xd1a49dfa9099df6ff96d8837c3326fdb159df9cf6c81ad9d2dcabcdcc1c23015</text:p>
      <text:p text:style-name="P1"><text:tab/>MS-MPPE-Send-Key = 0x7f5afbac4d72f7e2f5a2891b86157e5e11304469489d93b98c68a952c7ee7989</text:p>
      <text:p text:style-name="P1"><text:tab/>EAP-Message = 0x03050004</text:p>
      <text:p text:style-name="P1"><text:tab/>Message-Authenticator = 0x00000000000000000000000000000000</text:p>
      <text:p text:style-name="P1"><text:soft-page-break/><text:tab/>SAML-AAA-Assertion = "&lt;saml:Assertion xmlns:saml=\"urn:oasis:names:tc:SAML:2.0:assertion\" IssueInstant=\"2011-03-19T08:30:00Z\" ID=\"foo\" Version=\"2.0\"&gt;"</text:p>
      <text:p text:style-name="P1"><text:tab/>SAML-AAA-Assertion = "&lt;saml:Issuer&gt;urn:mace:incommon:osu.edu&lt;/saml:Issuer&gt;"</text:p>
      <text:p text:style-name="P1"><text:tab/>SAML-AAA-Assertion = "&lt;saml:AttributeStatement&gt;"</text:p>
      <text:p text:style-name="P1"><text:tab/>SAML-AAA-Assertion = "&lt;saml:Attribute NameFormat=\"urn:oasis:names:tc:SAML:2.0:attrname-format:uri\" Name=\"urn:oid:1.3.6.1.4.1.5923.1.1.1.6\"&gt;&lt;saml:AttributeValue&gt;cantor.2@osu.edu&lt;/saml:AttributeValue&gt;&lt;/saml:Attribute&gt;"</text:p>
      <text:p text:style-name="P1"><text:tab/>SAML-AAA-Assertion = "&lt;saml:Attribute NameFormat=\"urn:oasis:names:tc:SAML:2.0:attrname-format:uri\" Name=\"urn:oid:1.3.6.1.4.1.5923.1.1.1.7\"&gt;&lt;saml:AttributeValue&gt;moonshot&lt;/saml:AttributeValue&gt;&lt;/saml:Attribute&gt;"</text:p>
      <text:p text:style-name="P1"><text:tab/>SAML-AAA-Assertion = "&lt;/saml:AttributeStatement&gt;"</text:p>
      <text:p text:style-name="P1"><text:tab/>SAML-AAA-Assertion = "&lt;/saml:Assertion&gt;"</text:p>
      <text:p text:style-name="P1">Finished request 5.</text:p>
      <text:p text:style-name="P1">Going to the next request</text:p>
      <text:p text:style-name="P1">Waking up in 4.9 seconds.</text:p>
      <text:p text:style-name="P1">Cleaning up request 5 ID 0 with timestamp +175</text:p>
      <text:p text:style-name="P1">Ready to process requests.</text:p>
      <text:p text:style-name="P1"/>
      <text:p text:style-name="P1"/>
      <text:p text:style-name="P13"><text:bookmark text:name="internal-source-marker_0.5752759426832199"/>Conclusion:</text:p>
      <text:p text:style-name="P12">In the radius output you will see that there is an EAP-TTLS tunnel where all information is securely transported and handled. In the output that radius produces you can deduce that the local realm is first transported without an username. Radius will then check if the realm exists in his configuration and if so, it will set-up an EAP-TTLS connection with the client. When the connection is set-up the username will be send from the client to the radius server and thereon it will authenticate the user.</text:p>
      <text:p text:style-name="Text_20_body"/>
      <text:p text:style-name="P12">The radius log shows what information is send in the outer and inner tunnel. In the outer tunnel the realm will only be transported to the, from then, un-authenticated server (no EAP-TTLS connection exists from then). In the inner tunnel, which the radius server can see when the EAP-TTLS tunnel is set-up, the username will be transported.</text:p>
      <text:p text:style-name="Text_20_body"/>
      <text:p text:style-name="P12">When the authentication proces is completed a local account will be mapped to the user, named moonshot.</text:p>
      <text:p text:style-name="P15"/>
      <text:p text:style-name="P15">Scenario 2:</text:p>
      <text:p text:style-name="P12">Janet pilot dvd (virtuele machine)</text:p>
      <text:p text:style-name="P12">Root radius server</text:p>
      <text:p text:style-name="P12">Radius server moonshot.nl</text:p>
      <text:p text:style-name="P12">OpenLDAP server moonshot.nl</text:p>
      <text:p text:style-name="P12">Radtest (program to test radius network connectivity)</text:p>
      <text:p text:style-name="Text_20_body"/>
      <text:p text:style-name="P12">Changing the configuration on the JaNET pilot made it possible for succesfily authenticating against another radius server in a radius chain. However, it is not possible at the moment to securely authenticate against an radius server in a radius chain. One sidenote, we didn’t make use of the GSS integrated in the JaNET pilot. Further research is needed if a default radius server can be used in a radius chain using GSS technology inside OpenSSH.</text:p>
      <text:p text:style-name="Text_20_body"/>
      <text:p text:style-name="P12">When using radtest and when you run all software in debug mode it’s possible to see the user information that wants to login. For security and privacy it’s not desirable that all information is viewable in cleartext.</text:p>
      <text:p text:style-name="Text_20_body"/>
      <text:p text:style-name="P12">A possible solution to address this problem is using GSS, further research will provide the necessary information to determine if Radius or OpenSSH needs to be changed in order to accomplish this goal.</text:p>
      <text:p text:style-name="Text_20_body"><text:span text:style-name="T4">De mogelijkheid om je te authenticeren werkt, maar de mapping wordt dan niet automatisch gemaakt (nog beter uit te zoeken). Wel kan er een mapping gemaakt worden door een script te laten draaien die een user automatisch koppelt aan een room-account.</text:span></text:p>
      <text:p text:style-name="P1"/>
      <text:p text:style-name="P1"/>
      <text:h text:style-name="P9" text:outline-level="10"/>
      <text:h text:style-name="P11" text:outline-level="10"/>
      <text:h text:style-name="P11" text:outline-level="10"/>
      <text:h text:style-name="P11" text:outline-level="10"/>
      <text:h text:style-name="P11" text:outline-level="10"><text:bookmark text:name="h.pxifi1t9rxk6"/><text:soft-page-break/>Differences between Janet and FreeRADIUS stable release</text:h>
      <text:p text:style-name="P1">This chapter describes.</text:p>
      <text:p text:style-name="P1"/>
      <text:p text:style-name="P1"/>
      <text:p text:style-name="P1"/>
      <text:p text:style-name="P1"/>
      <text:p text:style-name="P4"><text:bookmark text:name="h.y70mnzrjy5yj"/>Janet SSH</text:p>
      <text:p text:style-name="P1">The British organisation JaNET is currently working on a Moonshot project themselves. It is of interest to our project team to take a look at their code to see what they have done in order to make it work.</text:p>
      <text:p text:style-name="P1"/>
      <text:p text:style-name="P1"/>
      <text:p text:style-name="P1"><text:span text:style-name="T2">Difference</text:span><text:span text:style-name="T2"> </text:span><text:span text:style-name="T2">in</text:span><text:span text:style-name="T2"> </text:span><text:span text:style-name="T2">code</text:span></text:p>
      <text:p text:style-name="P1"/>
      <text:p text:style-name="P1">JaNET needed to make some changes in the source code of the SSH daemon, in order to make federated login possible. They created some extra files in the source code in order to make it work, and they did make some adjustment to the current source code. In the rest of the chapter we will highlight some of those changes and some of the new files.</text:p>
      <text:p text:style-name="P1"/>
      <text:p text:style-name="P1">We tried to compare the different source codes using the source version of JaNET’s SSH source code and the official OpenSSH 5.9p1 source code from OpenBSD. Therefore we were able to compare the two sources and see what the differences are.</text:p>
      <text:p text:style-name="P1"/>
      <text:p text:style-name="P1">One of the interesting differences in the source code is located in the “auth2-gss.c” file. The file itself exists on every OpenSSH installation, but JaNET did some changes. They added two extra classes of code for GSS key exchange, named: “userauth_gsskeyex”, “gssapi_set_username(Authctxt *authctxt)”, and a new authentication method: “Authmethod method_gsskeyex”. The first new part of code is the new userauth mechanism for the GSSAPI key exchange. When a user wants to login, it will eventually return “authenticated”. This piece of code will eventually call the gssapi_set_username. This function will set the GSSAPI context for the username and password to the PAM module authctxt, if the option USE_PAM is enabled.</text:p>
      <text:p text:style-name="P1"/>
      <text:p text:style-name="P1">Another file where some major adjustments have been made is the file “ssh-gss.h”. The original file contains a part for MIT Kerberos. In the version of JaNET’s source code, this part is gone. A lot of new code has been added to the file. This is especially for the SSH / GSSAPI key exchange.</text:p>
      <text:p text:style-name="P1"/>
      <text:p text:style-name="P1"/>
      <text:p text:style-name="P1"><text:span text:style-name="T2">Interesting</text:span><text:span text:style-name="T2"> </text:span><text:span text:style-name="T2">files</text:span></text:p>
      <text:p text:style-name="P1"/>
      <text:p text:style-name="P1">In this paragraph is a list with interesting files, which we could find, and of which we think they are interesting:</text:p>
      <text:list xml:id="list436334657946747235" text:style-name="LS1">
        <text:list-item>
          <text:p text:style-name="P5">auth2-gss.c</text:p>
        </text:list-item>
        <text:list-item>
          <text:p text:style-name="P5">mod_auth_kerb</text:p>
        </text:list-item>
        <text:list-item>
          <text:p text:style-name="P5"><text:soft-page-break/>mod_auth_gssapi.c</text:p>
        </text:list-item>
        <text:list-item>
          <text:p text:style-name="P5">ssh-gss.h</text:p>
        </text:list-item>
        <text:list-item>
          <text:p text:style-name="P5">radius_example.c</text:p>
        </text:list-item>
        <text:list-item>
          <text:p text:style-name="P5">eap_example</text:p>
        </text:list-item>
      </text:list>
      <text:p text:style-name="P1"/>
      <text:p text:style-name="P1"/>
      <text:p text:style-name="P1"><text:span text:style-name="T2">Unlocatable</text:span><text:span text:style-name="T2"> </text:span><text:span text:style-name="T2">files</text:span></text:p>
      <text:p text:style-name="P1"/>
      <text:p text:style-name="P1">Here you’ll find a list of files which are not present on the JaNET live CD installation but are mentioned in either the original installations or referred to in the code.</text:p>
      <text:p text:style-name="P1"/>
      <text:list xml:id="list2814947491362913018" text:style-name="LS2">
        <text:list-item>
          <text:p text:style-name="P6">Security/AuthSession.h</text:p>
        </text:list-item>
      </text:list>
      <text:p text:style-name="P2"/>
      <text:p text:style-name="P1"><text:span text:style-name="T2">Points</text:span><text:span text:style-name="T2"> </text:span><text:span text:style-name="T2">of</text:span><text:span text:style-name="T2"> </text:span><text:span text:style-name="T2">attention</text:span></text:p>
      <text:p text:style-name="P1"/>
      <text:p text:style-name="P1">A list of things that caught our attention while looking through the JaNET live CD installation.</text:p>
      <text:p text:style-name="P1"/>
      <text:list xml:id="list4642395829906204721" text:style-name="LS3">
        <text:list-item>
          <text:p text:style-name="P7"><text:span text:style-name="T3">moonshot</text:span><text:span text:style-name="T3">/</text:span><text:span text:style-name="T3">moonshot</text:span><text:span text:style-name="T3">/</text:span><text:span text:style-name="T3">libeap</text:span><text:span text:style-name="T3">/</text:span><text:span text:style-name="T3">radiusexample</text:span><text:span text:style-name="T3"> (</text:span><text:span text:style-name="T3">radius</text:span><text:span text:style-name="T3">_</text:span><text:span text:style-name="T3">example</text:span><text:span text:style-name="T3">.</text:span><text:span text:style-name="T3">c</text:span><text:span text:style-name="T3">)</text:span></text:p>
        </text:list-item>
      </text:list>
      <text:p text:style-name="P1"><text:span text:style-name="T3">Radius</text:span><text:span text:style-name="T3"> </text:span><text:span text:style-name="T3">configuration</text:span><text:span text:style-name="T3"> </text:span><text:span text:style-name="T3">build</text:span><text:span text:style-name="T3"> </text:span><text:span text:style-name="T3">in</text:span><text:span text:style-name="T3"> </text:span><text:span text:style-name="T3">c</text:span><text:span text:style-name="T3">. </text:span><text:span text:style-name="T3">Not</text:span><text:span text:style-name="T3"> </text:span><text:span text:style-name="T3">yet</text:span><text:span text:style-name="T3"> </text:span><text:span text:style-name="T3">analysed</text:span><text:span text:style-name="T3">.</text:span></text:p>
      <text:p text:style-name="P3"/>
      <text:list xml:id="list8" text:style-name="LS3">
        <text:list-item>
          <text:p text:style-name="P7"><text:span text:style-name="T3">moonshot</text:span><text:span text:style-name="T3">/</text:span><text:span text:style-name="T3">moonshot</text:span><text:span text:style-name="T3">/</text:span><text:span text:style-name="T3">libeap</text:span><text:span text:style-name="T3">/</text:span><text:span text:style-name="T3">eap</text:span><text:span text:style-name="T3">_</text:span><text:span text:style-name="T3">example</text:span><text:span text:style-name="T3"> (</text:span><text:span text:style-name="T3">certificates</text:span><text:span text:style-name="T3"> (.</text:span><text:span text:style-name="T3">pem</text:span><text:span text:style-name="T3">))</text:span></text:p>
        </text:list-item>
      </text:list>
      <text:p text:style-name="P1">They’ve experimented with certificates as well, unknown how far they’ve got or what the results are.</text:p>
      <text:p text:style-name="P1"/>
      <text:p text:style-name="P2">Conclusion</text:p>
      <text:p text:style-name="P1"/>
      <text:p text:style-name="P1">Due to the amount of changes JaNET did to their Test Environment and without their documentation, it is hard to pinpoint the essence of their work. We could use some of their work as an example but it takes quite some time to implementate it to our purpose. This is why we need to consider if it is smart to put quite some time in it analysing their work, if not focus on our own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imes" svg:font-family="Time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1"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2"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3"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4"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5"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6"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7"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8" style:family="text">
      <style:text-properties fo:color="#262626"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MacOSX_x86 LibreOffice_project/53fd80e80f44edd735c18dbc5b6cde811e0a15c</meta:generator>
    <dc:title/>
    <meta:initial-creator/>
    <meta:editing-cycles>2</meta:editing-cycles>
    <dc:date>2013-04-05T10:39:59</dc:date>
    <meta:editing-duration>P0D</meta:editing-duration>
    <meta:document-statistic meta:table-count="0" meta:image-count="0" meta:object-count="0" meta:page-count="25" meta:paragraph-count="874" meta:word-count="6342" meta:character-count="44073" meta:non-whitespace-character-count="37733"/>
  </office:meta>
</office:document-meta>
</file>